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Arial1"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Calibri2" svg:font-family="Calibri" style:font-pitch="variable"/>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APCF+Arial" svg:font-family="HEAPCF+Arial" style:font-family-generic="roman" style:font-pitch="variable"/>
    <style:font-face style:name="Segoe UI Black" svg:font-family="'Segoe UI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076in" fo:margin-left="-0.0785in" fo:margin-top="0in" fo:margin-bottom="0in" table:align="left" style:writing-mode="lr-tb"/>
    </style:style>
    <style:style style:name="Table1.A" style:family="table-column">
      <style:table-column-properties style:column-width="2.8507in"/>
    </style:style>
    <style:style style:name="Table1.B" style:family="table-column">
      <style:table-column-properties style:column-width="2.7569in"/>
    </style:style>
    <style:style style:name="Table1.1" style:family="table-row">
      <style:table-row-properties fo:keep-together="auto"/>
    </style:style>
    <style:style style:name="Table1.A1" style:family="table-cell">
      <style:table-cell-properties fo:background-color="#70ad47" fo:padding-left="0.0785in" fo:padding-right="0.075in" fo:padding-top="0in" fo:padding-bottom="0in" fo:border="0.5pt solid #70ad47">
        <style:background-image/>
      </style:table-cell-properties>
    </style:style>
    <style:style style:name="Table1.A2" style:family="table-cell">
      <style:table-cell-properties fo:background-color="#e2efd9" fo:padding-left="0.0785in" fo:padding-right="0.075in" fo:padding-top="0in" fo:padding-bottom="0in" fo:border="0.5pt solid #a8d08d">
        <style:background-image/>
      </style:table-cell-properties>
    </style:style>
    <style:style style:name="Table1.A3" style:family="table-cell">
      <style:table-cell-properties fo:padding-left="0.0785in" fo:padding-right="0.075in" fo:padding-top="0in" fo:padding-bottom="0in" fo:border="0.5pt solid #a8d08d"/>
    </style:style>
    <style:style style:name="Table1.B3" style:family="table-cell">
      <style:table-cell-properties fo:padding-left="0.0785in" fo:padding-right="0.075in" fo:padding-top="0in" fo:padding-bottom="0in" fo:border="0.5pt solid #a8d08d"/>
    </style:style>
    <style:style style:name="Table2" style:family="table">
      <style:table-properties style:width="5.6097in" fo:margin-left="-0.0785in" fo:margin-top="0in" fo:margin-bottom="0in" table:align="left" style:writing-mode="lr-tb"/>
    </style:style>
    <style:style style:name="Table2.A" style:family="table-column">
      <style:table-column-properties style:column-width="2.8049in"/>
    </style:style>
    <style:style style:name="Table2.1" style:family="table-row">
      <style:table-row-properties fo:keep-together="auto"/>
    </style:style>
    <style:style style:name="Table2.A1" style:family="table-cell">
      <style:table-cell-properties fo:background-color="#70ad47" fo:padding-left="0.0785in" fo:padding-right="0.075in" fo:padding-top="0in" fo:padding-bottom="0in" fo:border="0.5pt solid #70ad47">
        <style:background-image/>
      </style:table-cell-properties>
    </style:style>
    <style:style style:name="Table2.A2" style:family="table-cell">
      <style:table-cell-properties fo:background-color="#e2efd9" fo:padding-left="0.0785in" fo:padding-right="0.075in" fo:padding-top="0in" fo:padding-bottom="0in" fo:border="0.5pt solid #a8d08d">
        <style:background-image/>
      </style:table-cell-properties>
    </style:style>
    <style:style style:name="Table2.A3" style:family="table-cell">
      <style:table-cell-properties fo:padding-left="0.0785in" fo:padding-right="0.075in" fo:padding-top="0in" fo:padding-bottom="0in" fo:border="0.5pt solid #a8d08d"/>
    </style:style>
    <style:style style:name="Table2.B3" style:family="table-cell">
      <style:table-cell-properties fo:padding-left="0.0785in" fo:padding-right="0.075in" fo:padding-top="0in" fo:padding-bottom="0in" fo:border="0.5pt solid #a8d08d"/>
    </style:style>
    <style:style style:name="Table2.A5" style:family="table-cell">
      <style:table-cell-properties fo:padding-left="0.0785in" fo:padding-right="0.075in" fo:padding-top="0in" fo:padding-bottom="0in" fo:border="0.5pt solid #a8d08d"/>
    </style:style>
    <style:style style:name="Table2.B5" style:family="table-cell">
      <style:table-cell-properties fo:padding-left="0.0785in" fo:padding-right="0.075in" fo:padding-top="0in" fo:padding-bottom="0in" fo:border="0.5pt solid #a8d08d"/>
    </style:style>
    <style:style style:name="P1" style:family="paragraph" style:parent-style-name="Footer">
      <style:paragraph-properties fo:padding-left="0in" fo:padding-right="0in" fo:padding-top="0.0138in" fo:padding-bottom="0in" fo:border-left="none" fo:border-right="none" fo:border-top="0.51pt solid #d9d9d9" fo:border-bottom="none"/>
    </style:style>
    <style:style style:name="P2" style:family="paragraph" style:parent-style-name="Standard">
      <style:text-properties style:font-name="Arial" fo:font-size="12pt" style:font-size-asian="12pt" style:font-name-complex="Arial2" style:font-size-complex="12pt" style:font-style-complex="italic"/>
    </style:style>
    <style:style style:name="P3" style:family="paragraph" style:parent-style-name="Standard">
      <style:text-properties fo:color="#000000" style:font-name="Arial" fo:font-size="12pt" style:font-size-asian="12pt" style:font-name-complex="Arial2"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fo:color="#000000" style:font-name="Arial" fo:font-size="12pt" style:font-size-asian="12pt" style:font-name-complex="Arial2" style:font-size-complex="12pt"/>
    </style:style>
    <style:style style:name="P6" style:family="paragraph" style:parent-style-name="Standard">
      <style:paragraph-properties fo:margin-top="0in" fo:margin-bottom="0in" loext:contextual-spacing="false" fo:line-height="100%"/>
      <style:text-properties fo:color="#000000" style:font-name="Arial" fo:font-size="12pt" fo:font-weight="bold" style:font-size-asian="12pt" style:font-weight-asian="bold" style:font-name-complex="Arial2" style:font-size-complex="12pt"/>
    </style:style>
    <style:style style:name="P7" style:family="paragraph" style:parent-style-name="Standard">
      <style:paragraph-properties fo:margin-top="0.0835in" fo:margin-bottom="0.0835in" loext:contextual-spacing="false" fo:line-height="100%"/>
      <style:text-properties fo:color="#000000" style:font-name="Arial" fo:font-size="12pt" style:font-size-asian="12pt" style:font-name-complex="Arial2" style:font-size-complex="12pt"/>
    </style:style>
    <style:style style:name="P8" style:family="paragraph" style:parent-style-name="Standard">
      <style:paragraph-properties fo:margin-top="0.0835in" fo:margin-bottom="0.0835in" loext:contextual-spacing="false" fo:line-height="100%"/>
    </style:style>
    <style:style style:name="P9" style:family="paragraph" style:parent-style-name="BO_5f_2">
      <style:paragraph-properties fo:break-before="page"/>
    </style:style>
    <style:style style:name="P10" style:family="paragraph" style:parent-style-name="Contents_20_1">
      <style:paragraph-properties fo:break-before="page">
        <style:tab-stops>
          <style:tab-stop style:position="0.3055in"/>
          <style:tab-stop style:position="6.2929in" style:type="right" style:leader-style="dotted" style:leader-text="."/>
        </style:tab-stops>
      </style:paragraph-properties>
    </style:style>
    <style:style style:name="P11" style:family="paragraph" style:parent-style-name="Default">
      <style:text-properties fo:font-size="11.5pt" style:font-size-asian="11.5pt" style:font-size-complex="11.5pt"/>
    </style:style>
    <style:style style:name="P12"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13"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14" style:family="paragraph" style:parent-style-name="Contents_20_3">
      <style:paragraph-properties>
        <style:tab-stops>
          <style:tab-stop style:position="0.7638in"/>
          <style:tab-stop style:position="6.2929in"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Standard">
      <style:text-properties style:font-name="Arial" fo:font-size="12pt" fo:font-style="italic" style:font-size-asian="12pt" style:font-style-asian="italic" style:font-name-complex="Arial2" style:font-size-complex="12pt" style:font-style-complex="italic"/>
    </style:style>
    <style:style style:name="P17" style:family="paragraph" style:parent-style-name="Standard">
      <style:text-properties style:font-name="Arial" fo:font-size="12pt" style:font-size-asian="12pt" style:font-name-complex="Arial2" style:font-size-complex="12pt"/>
    </style:style>
    <style:style style:name="P18" style:family="paragraph" style:parent-style-name="Standard">
      <style:text-properties style:font-name="Arial" fo:font-size="12pt" style:font-size-asian="12pt" style:font-name-complex="Arial2" style:font-size-complex="12pt" style:font-style-complex="italic"/>
    </style:style>
    <style:style style:name="P19" style:family="paragraph" style:parent-style-name="Standard">
      <style:text-properties fo:color="#000000" style:font-name="Arial" fo:font-size="12pt" style:font-size-asian="12pt" style:font-name-complex="Arial2" style:font-size-complex="12pt"/>
    </style:style>
    <style:style style:name="P20" style:family="paragraph" style:parent-style-name="Standard">
      <style:paragraph-properties fo:margin-top="0in" fo:margin-bottom="0in" loext:contextual-spacing="false" fo:line-height="100%"/>
      <style:text-properties fo:color="#000000" style:font-name="Arial" fo:font-size="12pt" style:font-size-asian="12pt" style:font-name-complex="Arial2" style:font-size-complex="12pt"/>
    </style:style>
    <style:style style:name="P21" style:family="paragraph" style:parent-style-name="Standard">
      <style:paragraph-properties fo:margin-top="0in" fo:margin-bottom="0in" loext:contextual-spacing="false" fo:line-height="100%"/>
      <style:text-properties fo:color="#000000" style:font-name="Arial" fo:font-size="12pt" fo:font-weight="bold" style:font-size-asian="12pt" style:font-weight-asian="bold" style:font-name-complex="Arial2" style:font-size-complex="12pt"/>
    </style:style>
    <style:style style:name="P22" style:family="paragraph" style:parent-style-name="Standard">
      <style:paragraph-properties fo:margin-top="0.1945in" fo:margin-bottom="0in" loext:contextual-spacing="false" fo:line-height="100%"/>
      <style:text-properties fo:color="#ffffff" style:font-name="Arial" fo:font-size="14pt" fo:font-weight="bold" style:font-name-asian="Times New Roman1" style:font-size-asian="14pt" style:language-asian="de" style:country-asian="AT" style:font-weight-asian="bold" style:font-name-complex="Arial2" style:font-size-complex="14pt" style:font-weight-complex="bold"/>
    </style:style>
    <style:style style:name="P23" style:family="paragraph" style:parent-style-name="Standard">
      <style:paragraph-properties fo:margin-top="0.1945in" fo:margin-bottom="0in" loext:contextual-spacing="false" fo:line-height="100%"/>
      <style:text-properties style:font-name="Arial" fo:font-size="12pt" fo:font-weight="normal" style:font-name-asian="Times New Roman1" style:font-size-asian="12pt" style:language-asian="de" style:country-asian="AT" style:font-weight-asian="normal" style:font-name-complex="Arial2" style:font-size-complex="12pt" style:font-weight-complex="bold"/>
    </style:style>
    <style:style style:name="P24" style:family="paragraph" style:parent-style-name="Standard">
      <style:paragraph-properties fo:margin-top="0.1945in" fo:margin-bottom="0in" loext:contextual-spacing="false" fo:line-height="100%"/>
      <style:text-properties style:font-name="Arial" fo:font-size="12pt" style:font-name-asian="Times New Roman1" style:font-size-asian="12pt" style:language-asian="de" style:country-asian="AT" style:font-name-complex="Arial2" style:font-size-complex="12pt"/>
    </style:style>
    <style:style style:name="P25" style:family="paragraph" style:parent-style-name="Default" style:list-style-name="WWNum1"/>
    <style:style style:name="P26" style:family="paragraph" style:parent-style-name="Default" style:list-style-name="WWNum11"/>
    <style:style style:name="P27" style:family="paragraph" style:parent-style-name="Default" style:list-style-name="WWNum4"/>
    <style:style style:name="P28" style:family="paragraph" style:parent-style-name="Default" style:list-style-name="WWNum1">
      <style:paragraph-properties fo:margin-top="0in" fo:margin-bottom="0.1472in" loext:contextual-spacing="false"/>
    </style:style>
    <style:style style:name="P29" style:family="paragraph" style:parent-style-name="Default" style:list-style-name="WWNum13">
      <style:paragraph-properties fo:margin-left="0.4957in" fo:margin-right="0in" fo:margin-top="0.0835in" fo:margin-bottom="0.0835in" loext:contextual-spacing="false" fo:text-indent="-0.25in" style:auto-text-indent="false"/>
    </style:style>
    <style:style style:name="P30" style:family="paragraph" style:parent-style-name="Default" style:list-style-name="WWNum4">
      <style:paragraph-properties fo:margin-top="0in" fo:margin-bottom="0.0634in" loext:contextual-spacing="false"/>
    </style:style>
    <style:style style:name="P31" style:family="paragraph" style:parent-style-name="BO_5f_1" style:list-style-name="WWNum3"/>
    <style:style style:name="P32" style:family="paragraph" style:parent-style-name="BO_5f_1" style:list-style-name="WWNum3">
      <style:paragraph-properties fo:break-before="page"/>
    </style:style>
    <style:style style:name="P33" style:family="paragraph" style:parent-style-name="List_20_Paragraph" style:list-style-name="WWNum15"/>
    <style:style style:name="P34" style:family="paragraph" style:parent-style-name="List_20_Paragraph" style:list-style-name="WWNum16"/>
    <style:style style:name="P35" style:family="paragraph" style:parent-style-name="List_20_Paragraph" style:list-style-name="WWNum16">
      <style:text-properties style:font-name="Arial" fo:font-size="12pt" style:font-size-asian="12pt" style:font-name-complex="Arial2" style:font-size-complex="12pt"/>
    </style:style>
    <style:style style:name="P36" style:family="paragraph" style:parent-style-name="List_20_Paragraph" style:list-style-name="WWNum17">
      <style:text-properties style:font-name="Arial" fo:font-size="12pt" style:font-size-asian="12pt" style:font-name-complex="Arial2" style:font-size-complex="12pt"/>
    </style:style>
    <style:style style:name="P37" style:family="paragraph" style:parent-style-name="List_20_Paragraph" style:list-style-name="WWNum17"/>
    <style:style style:name="P38" style:family="paragraph" style:parent-style-name="List_20_Paragraph" style:list-style-name="WWNum6">
      <style:paragraph-properties fo:margin-top="0in" fo:margin-bottom="0.1362in" loext:contextual-spacing="true" fo:line-height="100%"/>
      <style:text-properties fo:color="#000000" style:font-name="Arial" fo:font-size="12pt" style:font-size-asian="12pt" style:font-name-complex="Arial2" style:font-size-complex="12pt"/>
    </style:style>
    <style:style style:name="P39" style:family="paragraph" style:parent-style-name="List_20_Paragraph" style:list-style-name="WWNum8">
      <style:paragraph-properties fo:margin-top="0in" fo:margin-bottom="0.1362in" loext:contextual-spacing="true" fo:line-height="100%"/>
      <style:text-properties fo:color="#000000" style:font-name="Arial" fo:font-size="12pt" style:font-size-asian="12pt" style:font-name-complex="Arial2" style:font-size-complex="12pt"/>
    </style:style>
    <style:style style:name="P40" style:family="paragraph" style:parent-style-name="List_20_Paragraph" style:list-style-name="WWNum6">
      <style:paragraph-properties fo:margin-top="0in" fo:margin-bottom="0in" loext:contextual-spacing="true" fo:line-height="100%"/>
      <style:text-properties fo:color="#000000" style:font-name="Arial" fo:font-size="12pt" style:font-size-asian="12pt" style:font-name-complex="Arial2" style:font-size-complex="12pt"/>
    </style:style>
    <style:style style:name="P41" style:family="paragraph" style:parent-style-name="List_20_Paragraph" style:list-style-name="WWNum8">
      <style:paragraph-properties fo:margin-top="0in" fo:margin-bottom="0in" loext:contextual-spacing="true" fo:line-height="100%"/>
      <style:text-properties fo:color="#000000" style:font-name="Arial" fo:font-size="12pt" style:font-size-asian="12pt" style:font-name-complex="Arial2" style:font-size-complex="12pt"/>
    </style:style>
    <style:style style:name="P42" style:family="paragraph" style:parent-style-name="List_20_Paragraph" style:list-style-name="WWNum9">
      <style:paragraph-properties fo:margin-left="0.4957in" fo:margin-right="0in" fo:margin-top="0.0835in" fo:margin-bottom="0.0835in" loext:contextual-spacing="true" fo:line-height="100%" fo:text-indent="-0.25in" style:auto-text-indent="false"/>
    </style:style>
    <style:style style:name="P43" style:family="paragraph" style:parent-style-name="List_20_Paragraph" style:list-style-name="WWNum10">
      <style:paragraph-properties fo:margin-left="0.4957in" fo:margin-right="0in" fo:margin-top="0.0835in" fo:margin-bottom="0.0835in" loext:contextual-spacing="true" fo:line-height="100%" fo:text-indent="-0.25in" style:auto-text-indent="false"/>
    </style:style>
    <style:style style:name="P44" style:family="paragraph" style:parent-style-name="List_20_Paragraph" style:list-style-name="WWNum10">
      <style:paragraph-properties fo:margin-left="0.4957in" fo:margin-right="0in" fo:margin-top="0.0835in" fo:margin-bottom="0.0835in" loext:contextual-spacing="true" fo:line-height="100%" fo:text-indent="-0.25in" style:auto-text-indent="false"/>
      <style:text-properties fo:color="#000000" style:font-name="Arial" fo:font-size="12pt" style:font-size-asian="12pt" style:font-name-complex="Arial2" style:font-size-complex="12pt"/>
    </style:style>
    <style:style style:name="P45" style:family="paragraph" style:parent-style-name="List_20_Paragraph" style:list-style-name="WWNum9">
      <style:paragraph-properties fo:margin-top="0.0835in" fo:margin-bottom="0.0835in" loext:contextual-spacing="true" fo:line-height="100%"/>
    </style:style>
    <style:style style:name="P46" style:family="paragraph" style:parent-style-name="List_20_Paragraph" style:list-style-name="WWNum10">
      <style:paragraph-properties fo:margin-top="0.0835in" fo:margin-bottom="0.0835in" loext:contextual-spacing="true" fo:line-height="100%"/>
      <style:text-properties style:font-name="Arial" fo:font-size="12pt" style:font-size-asian="12pt" style:font-name-complex="Arial2" style:font-size-complex="12pt"/>
    </style:style>
    <style:style style:name="P47" style:family="paragraph" style:parent-style-name="List_20_Paragraph" style:list-style-name="WWNum14">
      <style:paragraph-properties fo:margin-top="0.1945in" fo:margin-bottom="0.1945in" loext:contextual-spacing="true" fo:line-height="100%"/>
    </style:style>
    <style:style style:name="P48" style:family="paragraph" style:parent-style-name="BO_5f_3">
      <style:text-properties style:language-asian="de" style:country-asian="AT"/>
    </style:style>
    <style:style style:name="P49" style:family="paragraph">
      <style:paragraph-properties fo:text-align="start"/>
    </style:style>
    <style:style style:name="P50" style:family="paragraph">
      <style:paragraph-properties fo:margin-top="0.0835in" fo:margin-bottom="0in" fo:line-height="100%" fo:text-align="center"/>
    </style:style>
    <style:style style:name="P51" style:family="paragraph">
      <style:paragraph-properties fo:margin-top="0in" fo:margin-bottom="0in" fo:line-height="100%" fo:text-align="center"/>
    </style:style>
    <style:style style:name="T1" style:family="text">
      <style:text-properties fo:font-weight="bold" style:font-weight-asian="bold" style:font-weight-complex="bold"/>
    </style:style>
    <style:style style:name="T2" style:family="text">
      <style:text-properties fo:color="#7f7f7f" fo:letter-spacing="0.0417in"/>
    </style:style>
    <style:style style:name="T3" style:family="text">
      <style:text-properties fo:font-variant="normal" fo:text-transform="none" fo:font-size="11pt" fo:font-weight="normal" style:font-size-asian="11pt" style:language-asian="de" style:country-asian="AT" style:font-weight-asian="normal" style:font-size-complex="11pt" style:font-weight-complex="normal"/>
    </style:style>
    <style:style style:name="T4" style:family="text">
      <style:text-properties fo:font-variant="normal" fo:text-transform="none" fo:font-size="11pt" style:font-size-asian="11pt" style:language-asian="de" style:country-asian="AT" style:font-size-complex="11pt"/>
    </style:style>
    <style:style style:name="T5" style:family="text">
      <style:text-properties text:display="true"/>
    </style:style>
    <style:style style:name="T6" style:family="text">
      <style:text-properties fo:font-size="11pt" fo:font-style="normal" style:font-size-asian="11pt" style:language-asian="de" style:country-asian="AT" style:font-style-asian="normal" style:font-size-complex="11pt" style:font-style-complex="normal"/>
    </style:style>
    <style:style style:name="T7" style:family="text">
      <style:text-properties style:language-asian="de" style:country-asian="AT"/>
    </style:style>
    <style:style style:name="T8" style:family="text">
      <style:text-properties style:font-name="Arial" fo:font-size="12pt" style:font-size-asian="12pt" style:font-name-complex="Arial2" style:font-size-complex="12pt"/>
    </style:style>
    <style:style style:name="T9" style:family="text">
      <style:text-properties style:font-name="Arial" fo:font-size="12pt" fo:font-weight="bold" style:font-size-asian="12pt" style:font-weight-asian="bold" style:font-name-complex="Arial2" style:font-size-complex="12pt"/>
    </style:style>
    <style:style style:name="T10" style:family="text">
      <style:text-properties style:font-name="Arial" fo:font-size="12pt" fo:font-weight="bold" style:font-name-asian="Times New Roman1" style:font-size-asian="12pt" style:language-asian="de" style:country-asian="AT" style:font-weight-asian="bold" style:font-name-complex="Arial2" style:font-size-complex="12pt" style:font-weight-complex="bold"/>
    </style:style>
    <style:style style:name="T11" style:family="text">
      <style:text-properties style:font-name="Arial" fo:font-size="12pt" style:font-name-asian="Times New Roman1" style:font-size-asian="12pt" style:language-asian="de" style:country-asian="AT" style:font-name-complex="Arial2" style:font-size-complex="12pt"/>
    </style:style>
    <style:style style:name="T12" style:family="text">
      <style:text-properties fo:font-style="italic" style:font-style-asian="italic" style:font-style-complex="italic"/>
    </style:style>
    <style:style style:name="T13" style:family="text">
      <style:text-properties fo:color="#000000" style:font-name="Arial" fo:font-size="12pt" style:font-size-asian="12pt" style:font-name-complex="Arial2" style:font-size-complex="12pt"/>
    </style:style>
    <style:style style:name="T14" style:family="text">
      <style:text-properties fo:color="#000000" style:font-name="Arial" fo:font-size="12pt" fo:font-weight="bold" style:font-size-asian="12pt" style:font-weight-asian="bold" style:font-name-complex="Arial2" style:font-size-complex="12pt"/>
    </style:style>
    <style:style style:name="T15" style:family="text">
      <style:text-properties fo:color="#000000" style:font-name="Arial" fo:font-size="11.5pt" style:font-size-asian="11.5pt" style:font-name-complex="Arial2" style:font-size-complex="11.5pt"/>
    </style:style>
    <style:style style:name="T16"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text-transform="uppercas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text-transform="uppercase" fo:color="#5b9bd5"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draw:stroke="none" svg:stroke-width="0.0138in" draw:stroke-linejoin="miter" draw:fill="solid" draw:fill-color="#5b9bd5" draw:textarea-vertical-align="middle" draw:auto-grow-height="false" draw:fit-to-size="false" fo:min-height="1.4in" fo:min-width="7.3in" fo:padding-top="0.05in" fo:padding-bottom="0.05in" fo:padding-left="0.1in" fo:padding-right="0.1in" fo:wrap-option="wrap" style:run-through="background"/>
    </style:style>
    <style:style style:name="gr3" style:family="graphic">
      <style:graphic-properties draw:stroke="none" svg:stroke-width="0.0138in" draw:stroke-linejoin="miter" draw:fill="solid" draw:fill-color="#5b9bd5" draw:textarea-vertical-align="bottom" draw:auto-grow-height="false" draw:fit-to-size="false" fo:min-height="4.2008in" fo:min-width="6.5in" fo:padding-top="0.8in" fo:padding-bottom="0.5in" fo:padding-left="0.5in" fo:padding-right="0.5in" fo:wrap-option="wrap" style:run-through="background"/>
    </style:style>
    <style:style style:name="gr4" style:family="graphic">
      <style:graphic-properties draw:stroke="none" svg:stroke-width="0.0071in" draw:fill="solid" draw:fill-color="#ffffff" draw:textarea-vertical-align="middle" draw:auto-grow-height="false" draw:fit-to-size="false" fo:min-height="2.778in" fo:min-width="6.5in" fo:padding-top="0.1in" fo:padding-bottom="0.1in" fo:padding-left="0.5in" fo:padding-right="0.5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g text:anchor-type="paragraph" style:rel-width="88%" style:rel-height="91%" draw:z-index="0" draw:name="Group 193" draw:style-name="gr1"><draw:custom-shape draw:name="Rectangle 194" draw:style-name="gr2" draw:text-style-name="P49" svg:width="7.4996in" svg:height="1.4996in" svg:x="0.3807in" svg:y="0.8575in"><text:p text:style-name="P4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5" draw:style-name="gr3" draw:text-style-name="P50" svg:width="7.4996in" svg:height="5.5004in" svg:x="0.3807in" svg:y="5.3354in"><text:p text:style-name="P50"><text:span text:style-name="T16"><text:s text:c="4"/></text:span><text:span text:style-name="T16">Edim Zdralovic</text:span></text:p><text:p text:style-name="P50"><text:span text:style-name="T17"><text:s text:c="5"/></text:span><text:span text:style-name="T16">  </text:span><text:span text:style-name="T16">5AHI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6" draw:style-name="gr4" draw:text-style-name="P51" svg:width="7.4996in" svg:height="2.9776in" svg:x="0.3882in" svg:y="2.3575in"><text:p text:style-name="P51"><text:span text:style-name="T18">Soziale Konflikte in UNternehm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O_5f_5f_5f_1_5f_3b_5f_1_5f_3b_5f_BO_5f_5f_5f_2_5f_3b_5f_2_5f_3b_5f_BO_5f_5f_5f_3_5f_3b_5f_3"/>
          </text:index-source-styles>
        </text:table-of-content-source>
        <text:index-body>
          <text:p text:style-name="P10"><text:a xlink:type="simple" xlink:href="#_Toc416981884" text:style-name="Index_20_Link" text:visited-style-name="Index_20_Link">1</text:a><text:a xlink:type="simple" xlink:href="#_Toc416981884" text:style-name="Index_20_Link" text:visited-style-name="Index_20_Link"><text:span text:style-name="T3"><text:tab/></text:span></text:a><text:a xlink:type="simple" xlink:href="#_Toc416981884" text:style-name="Index_20_Link" text:visited-style-name="Index_20_Link">Der Konfliktbegriff und Konfliktarten in Unternehmen</text:a><text:a xlink:type="simple" xlink:href="#_Toc416981884" text:style-name="Index_20_Link" text:visited-style-name="Index_20_Link"><text:span text:style-name="T5"><text:tab/>2</text:span></text:a></text:p>
          <text:p text:style-name="P12"><text:a xlink:type="simple" xlink:href="#_Toc416981885" text:style-name="Index_20_Link" text:visited-style-name="Index_20_Link">1.1</text:a><text:a xlink:type="simple" xlink:href="#_Toc416981885" text:style-name="Index_20_Link" text:visited-style-name="Index_20_Link"><text:span text:style-name="T4"><text:tab/></text:span></text:a><text:a xlink:type="simple" xlink:href="#_Toc416981885" text:style-name="Index_20_Link" text:visited-style-name="Index_20_Link">Definition</text:a><text:a xlink:type="simple" xlink:href="#_Toc416981885" text:style-name="Index_20_Link" text:visited-style-name="Index_20_Link"><text:span text:style-name="T5"><text:tab/>2</text:span></text:a></text:p>
          <text:p text:style-name="P12"><text:a xlink:type="simple" xlink:href="#_Toc416981886" text:style-name="Index_20_Link" text:visited-style-name="Index_20_Link">1.2</text:a><text:a xlink:type="simple" xlink:href="#_Toc416981886" text:style-name="Index_20_Link" text:visited-style-name="Index_20_Link"><text:span text:style-name="T4"><text:tab/></text:span></text:a><text:a xlink:type="simple" xlink:href="#_Toc416981886" text:style-name="Index_20_Link" text:visited-style-name="Index_20_Link">Allgemein</text:a><text:a xlink:type="simple" xlink:href="#_Toc416981886" text:style-name="Index_20_Link" text:visited-style-name="Index_20_Link"><text:span text:style-name="T5"><text:tab/>3</text:span></text:a></text:p>
          <text:p text:style-name="P14"><text:a xlink:type="simple" xlink:href="#_Toc416981887" text:style-name="Index_20_Link" text:visited-style-name="Index_20_Link">1.2.1</text:a><text:a xlink:type="simple" xlink:href="#_Toc416981887" text:style-name="Index_20_Link" text:visited-style-name="Index_20_Link"><text:span text:style-name="T6"><text:tab/></text:span></text:a><text:a xlink:type="simple" xlink:href="#_Toc416981887" text:style-name="Index_20_Link" text:visited-style-name="Index_20_Link">Positive Auswirkungen von Konflikten</text:a><text:a xlink:type="simple" xlink:href="#_Toc416981887" text:style-name="Index_20_Link" text:visited-style-name="Index_20_Link"><text:span text:style-name="T5"><text:tab/>3</text:span></text:a></text:p>
          <text:p text:style-name="P14"><text:a xlink:type="simple" xlink:href="#_Toc416981888" text:style-name="Index_20_Link" text:visited-style-name="Index_20_Link">1.2.2</text:a><text:a xlink:type="simple" xlink:href="#_Toc416981888" text:style-name="Index_20_Link" text:visited-style-name="Index_20_Link"><text:span text:style-name="T6"><text:tab/></text:span></text:a><text:a xlink:type="simple" xlink:href="#_Toc416981888" text:style-name="Index_20_Link" text:visited-style-name="Index_20_Link">Wie machen sich Konflikte in Unternehmen bemerkbar?</text:a><text:a xlink:type="simple" xlink:href="#_Toc416981888" text:style-name="Index_20_Link" text:visited-style-name="Index_20_Link"><text:span text:style-name="T5"><text:tab/>3</text:span></text:a></text:p>
          <text:p text:style-name="P12"><text:a xlink:type="simple" xlink:href="#_Toc416981889" text:style-name="Index_20_Link" text:visited-style-name="Index_20_Link">1.3</text:a><text:a xlink:type="simple" xlink:href="#_Toc416981889" text:style-name="Index_20_Link" text:visited-style-name="Index_20_Link"><text:span text:style-name="T4"><text:tab/></text:span></text:a><text:a xlink:type="simple" xlink:href="#_Toc416981889" text:style-name="Index_20_Link" text:visited-style-name="Index_20_Link">Konfliktarten in Unternehmen</text:a><text:a xlink:type="simple" xlink:href="#_Toc416981889" text:style-name="Index_20_Link" text:visited-style-name="Index_20_Link"><text:span text:style-name="T5"><text:tab/>3</text:span></text:a></text:p>
          <text:p text:style-name="P14"><text:a xlink:type="simple" xlink:href="#_Toc416981890" text:style-name="Index_20_Link" text:visited-style-name="Index_20_Link">1.3.1</text:a><text:a xlink:type="simple" xlink:href="#_Toc416981890" text:style-name="Index_20_Link" text:visited-style-name="Index_20_Link"><text:span text:style-name="T6"><text:tab/></text:span></text:a><text:a xlink:type="simple" xlink:href="#_Toc416981890" text:style-name="Index_20_Link" text:visited-style-name="Index_20_Link">Zielkonflikte</text:a><text:a xlink:type="simple" xlink:href="#_Toc416981890" text:style-name="Index_20_Link" text:visited-style-name="Index_20_Link"><text:span text:style-name="T5"><text:tab/>3</text:span></text:a></text:p>
          <text:p text:style-name="P14"><text:a xlink:type="simple" xlink:href="#_Toc416981891" text:style-name="Index_20_Link" text:visited-style-name="Index_20_Link">1.3.2</text:a><text:a xlink:type="simple" xlink:href="#_Toc416981891" text:style-name="Index_20_Link" text:visited-style-name="Index_20_Link"><text:span text:style-name="T6"><text:tab/></text:span></text:a><text:a xlink:type="simple" xlink:href="#_Toc416981891" text:style-name="Index_20_Link" text:visited-style-name="Index_20_Link">Verteil- bzw. Ressourcenkonflikte</text:a><text:a xlink:type="simple" xlink:href="#_Toc416981891" text:style-name="Index_20_Link" text:visited-style-name="Index_20_Link"><text:span text:style-name="T5"><text:tab/>3</text:span></text:a></text:p>
          <text:p text:style-name="P14"><text:a xlink:type="simple" xlink:href="#_Toc416981892" text:style-name="Index_20_Link" text:visited-style-name="Index_20_Link">1.3.3</text:a><text:a xlink:type="simple" xlink:href="#_Toc416981892" text:style-name="Index_20_Link" text:visited-style-name="Index_20_Link"><text:span text:style-name="T6"><text:tab/></text:span></text:a><text:a xlink:type="simple" xlink:href="#_Toc416981892" text:style-name="Index_20_Link" text:visited-style-name="Index_20_Link">Kompetenzkonflikte</text:a><text:a xlink:type="simple" xlink:href="#_Toc416981892" text:style-name="Index_20_Link" text:visited-style-name="Index_20_Link"><text:span text:style-name="T5"><text:tab/>4</text:span></text:a></text:p>
          <text:p text:style-name="P14"><text:a xlink:type="simple" xlink:href="#_Toc416981893" text:style-name="Index_20_Link" text:visited-style-name="Index_20_Link">1.3.4</text:a><text:a xlink:type="simple" xlink:href="#_Toc416981893" text:style-name="Index_20_Link" text:visited-style-name="Index_20_Link"><text:span text:style-name="T6"><text:tab/></text:span></text:a><text:a xlink:type="simple" xlink:href="#_Toc416981893" text:style-name="Index_20_Link" text:visited-style-name="Index_20_Link">Beurteilungs- bzw. Wahrnehmungskonflikte</text:a><text:a xlink:type="simple" xlink:href="#_Toc416981893" text:style-name="Index_20_Link" text:visited-style-name="Index_20_Link"><text:span text:style-name="T5"><text:tab/>4</text:span></text:a></text:p>
          <text:p text:style-name="P14"><text:a xlink:type="simple" xlink:href="#_Toc416981894" text:style-name="Index_20_Link" text:visited-style-name="Index_20_Link">1.3.5</text:a><text:a xlink:type="simple" xlink:href="#_Toc416981894" text:style-name="Index_20_Link" text:visited-style-name="Index_20_Link"><text:span text:style-name="T6"><text:tab/></text:span></text:a><text:a xlink:type="simple" xlink:href="#_Toc416981894" text:style-name="Index_20_Link" text:visited-style-name="Index_20_Link">Durchsetzungskonflikte</text:a><text:a xlink:type="simple" xlink:href="#_Toc416981894" text:style-name="Index_20_Link" text:visited-style-name="Index_20_Link"><text:span text:style-name="T5"><text:tab/>4</text:span></text:a></text:p>
          <text:p text:style-name="P14"><text:a xlink:type="simple" xlink:href="#_Toc416981895" text:style-name="Index_20_Link" text:visited-style-name="Index_20_Link">1.3.6</text:a><text:a xlink:type="simple" xlink:href="#_Toc416981895" text:style-name="Index_20_Link" text:visited-style-name="Index_20_Link"><text:span text:style-name="T6"><text:tab/></text:span></text:a><text:a xlink:type="simple" xlink:href="#_Toc416981895" text:style-name="Index_20_Link" text:visited-style-name="Index_20_Link">Beziehungskonflikte</text:a><text:a xlink:type="simple" xlink:href="#_Toc416981895" text:style-name="Index_20_Link" text:visited-style-name="Index_20_Link"><text:span text:style-name="T5"><text:tab/>4</text:span></text:a></text:p>
          <text:p text:style-name="P12"><text:a xlink:type="simple" xlink:href="#_Toc416981896" text:style-name="Index_20_Link" text:visited-style-name="Index_20_Link">1.4</text:a><text:a xlink:type="simple" xlink:href="#_Toc416981896" text:style-name="Index_20_Link" text:visited-style-name="Index_20_Link"><text:span text:style-name="T4"><text:tab/></text:span></text:a><text:a xlink:type="simple" xlink:href="#_Toc416981896" text:style-name="Index_20_Link" text:visited-style-name="Index_20_Link">Konfliktwahrnehmung</text:a><text:a xlink:type="simple" xlink:href="#_Toc416981896" text:style-name="Index_20_Link" text:visited-style-name="Index_20_Link"><text:span text:style-name="T5"><text:tab/>5</text:span></text:a></text:p>
          <text:p text:style-name="P13"><text:a xlink:type="simple" xlink:href="#_Toc416981897" text:style-name="Index_20_Link" text:visited-style-name="Index_20_Link">2</text:a><text:a xlink:type="simple" xlink:href="#_Toc416981897" text:style-name="Index_20_Link" text:visited-style-name="Index_20_Link"><text:span text:style-name="T3"><text:tab/></text:span></text:a><text:a xlink:type="simple" xlink:href="#_Toc416981897" text:style-name="Index_20_Link" text:visited-style-name="Index_20_Link">Konflikte und ihre Auswirkungen in Unternehmen</text:a><text:a xlink:type="simple" xlink:href="#_Toc416981897" text:style-name="Index_20_Link" text:visited-style-name="Index_20_Link"><text:span text:style-name="T5"><text:tab/>5</text:span></text:a></text:p>
          <text:p text:style-name="P12"><text:a xlink:type="simple" xlink:href="#_Toc416981898" text:style-name="Index_20_Link" text:visited-style-name="Index_20_Link">2.1</text:a><text:a xlink:type="simple" xlink:href="#_Toc416981898" text:style-name="Index_20_Link" text:visited-style-name="Index_20_Link"><text:span text:style-name="T4"><text:tab/></text:span></text:a><text:a xlink:type="simple" xlink:href="#_Toc416981898" text:style-name="Index_20_Link" text:visited-style-name="Index_20_Link">Auswirkungen auf das Individuum</text:a><text:a xlink:type="simple" xlink:href="#_Toc416981898" text:style-name="Index_20_Link" text:visited-style-name="Index_20_Link"><text:span text:style-name="T5"><text:tab/>5</text:span></text:a></text:p>
          <text:p text:style-name="P14"><text:a xlink:type="simple" xlink:href="#_Toc416981899" text:style-name="Index_20_Link" text:visited-style-name="Index_20_Link">2.1.1</text:a><text:a xlink:type="simple" xlink:href="#_Toc416981899" text:style-name="Index_20_Link" text:visited-style-name="Index_20_Link"><text:span text:style-name="T6"><text:tab/></text:span></text:a><text:a xlink:type="simple" xlink:href="#_Toc416981899" text:style-name="Index_20_Link" text:visited-style-name="Index_20_Link">Stress und Belastung</text:a><text:a xlink:type="simple" xlink:href="#_Toc416981899" text:style-name="Index_20_Link" text:visited-style-name="Index_20_Link"><text:span text:style-name="T5"><text:tab/>5</text:span></text:a></text:p>
          <text:p text:style-name="P14"><text:a xlink:type="simple" xlink:href="#_Toc416981900" text:style-name="Index_20_Link" text:visited-style-name="Index_20_Link">2.1.2</text:a><text:a xlink:type="simple" xlink:href="#_Toc416981900" text:style-name="Index_20_Link" text:visited-style-name="Index_20_Link"><text:span text:style-name="T6"><text:tab/></text:span></text:a><text:a xlink:type="simple" xlink:href="#_Toc416981900" text:style-name="Index_20_Link" text:visited-style-name="Index_20_Link">Demotivation und Unproduktivität</text:a><text:a xlink:type="simple" xlink:href="#_Toc416981900" text:style-name="Index_20_Link" text:visited-style-name="Index_20_Link"><text:span text:style-name="T5"><text:tab/>5</text:span></text:a></text:p>
          <text:p text:style-name="P12"><text:a xlink:type="simple" xlink:href="#_Toc416981901" text:style-name="Index_20_Link" text:visited-style-name="Index_20_Link">2.2</text:a><text:a xlink:type="simple" xlink:href="#_Toc416981901" text:style-name="Index_20_Link" text:visited-style-name="Index_20_Link"><text:span text:style-name="T4"><text:tab/></text:span></text:a><text:a xlink:type="simple" xlink:href="#_Toc416981901" text:style-name="Index_20_Link" text:visited-style-name="Index_20_Link">Auswirkungen auf die soziale Gruppe</text:a><text:a xlink:type="simple" xlink:href="#_Toc416981901" text:style-name="Index_20_Link" text:visited-style-name="Index_20_Link"><text:span text:style-name="T5"><text:tab/>6</text:span></text:a></text:p>
          <text:p text:style-name="P14"><text:a xlink:type="simple" xlink:href="#_Toc416981902" text:style-name="Index_20_Link" text:visited-style-name="Index_20_Link">2.2.1</text:a><text:a xlink:type="simple" xlink:href="#_Toc416981902" text:style-name="Index_20_Link" text:visited-style-name="Index_20_Link"><text:span text:style-name="T6"><text:tab/></text:span></text:a><text:a xlink:type="simple" xlink:href="#_Toc416981902" text:style-name="Index_20_Link" text:visited-style-name="Index_20_Link">Gruppenzersplitterung</text:a><text:a xlink:type="simple" xlink:href="#_Toc416981902" text:style-name="Index_20_Link" text:visited-style-name="Index_20_Link"><text:span text:style-name="T5"><text:tab/>6</text:span></text:a></text:p>
          <text:p text:style-name="P12"><text:a xlink:type="simple" xlink:href="#_Toc416981903" text:style-name="Index_20_Link" text:visited-style-name="Index_20_Link">2.3</text:a><text:a xlink:type="simple" xlink:href="#_Toc416981903" text:style-name="Index_20_Link" text:visited-style-name="Index_20_Link"><text:span text:style-name="T4"><text:tab/></text:span></text:a><text:a xlink:type="simple" xlink:href="#_Toc416981903" text:style-name="Index_20_Link" text:visited-style-name="Index_20_Link">Auswirkungen auf das Unternehmen</text:a><text:a xlink:type="simple" xlink:href="#_Toc416981903" text:style-name="Index_20_Link" text:visited-style-name="Index_20_Link"><text:span text:style-name="T5"><text:tab/>6</text:span></text:a></text:p>
          <text:p text:style-name="P14"><text:a xlink:type="simple" xlink:href="#_Toc416981904" text:style-name="Index_20_Link" text:visited-style-name="Index_20_Link">2.3.1</text:a><text:a xlink:type="simple" xlink:href="#_Toc416981904" text:style-name="Index_20_Link" text:visited-style-name="Index_20_Link"><text:span text:style-name="T6"><text:tab/></text:span></text:a><text:a xlink:type="simple" xlink:href="#_Toc416981904" text:style-name="Index_20_Link" text:visited-style-name="Index_20_Link">Zeitaufwand</text:a><text:a xlink:type="simple" xlink:href="#_Toc416981904" text:style-name="Index_20_Link" text:visited-style-name="Index_20_Link"><text:span text:style-name="T5"><text:tab/>6</text:span></text:a></text:p>
          <text:p text:style-name="P14"><text:a xlink:type="simple" xlink:href="#_Toc416981905" text:style-name="Index_20_Link" text:visited-style-name="Index_20_Link">2.3.2</text:a><text:a xlink:type="simple" xlink:href="#_Toc416981905" text:style-name="Index_20_Link" text:visited-style-name="Index_20_Link"><text:span text:style-name="T6"><text:tab/></text:span></text:a><text:a xlink:type="simple" xlink:href="#_Toc416981905" text:style-name="Index_20_Link" text:visited-style-name="Index_20_Link">Ineffizienz</text:a><text:a xlink:type="simple" xlink:href="#_Toc416981905" text:style-name="Index_20_Link" text:visited-style-name="Index_20_Link"><text:span text:style-name="T5"><text:tab/>6</text:span></text:a></text:p>
          <text:p text:style-name="P14"><text:a xlink:type="simple" xlink:href="#_Toc416981906" text:style-name="Index_20_Link" text:visited-style-name="Index_20_Link">2.3.3</text:a><text:a xlink:type="simple" xlink:href="#_Toc416981906" text:style-name="Index_20_Link" text:visited-style-name="Index_20_Link"><text:span text:style-name="T6"><text:tab/></text:span></text:a><text:a xlink:type="simple" xlink:href="#_Toc416981906" text:style-name="Index_20_Link" text:visited-style-name="Index_20_Link">Fluktation</text:a><text:a xlink:type="simple" xlink:href="#_Toc416981906" text:style-name="Index_20_Link" text:visited-style-name="Index_20_Link"><text:span text:style-name="T5"><text:tab/>6</text:span></text:a></text:p>
          <text:p text:style-name="P12"><text:a xlink:type="simple" xlink:href="#_Toc416981907" text:style-name="Index_20_Link" text:visited-style-name="Index_20_Link">2.4</text:a><text:a xlink:type="simple" xlink:href="#_Toc416981907" text:style-name="Index_20_Link" text:visited-style-name="Index_20_Link"><text:span text:style-name="T4"><text:tab/></text:span></text:a><text:a xlink:type="simple" xlink:href="#_Toc416981907" text:style-name="Index_20_Link" text:visited-style-name="Index_20_Link">Darstellung der finanziellen Auswirkungen</text:a><text:a xlink:type="simple" xlink:href="#_Toc416981907" text:style-name="Index_20_Link" text:visited-style-name="Index_20_Link"><text:span text:style-name="T5"><text:tab/>6</text:span></text:a></text:p>
          <text:p text:style-name="P12"><text:a xlink:type="simple" xlink:href="#_Toc416981908" text:style-name="Index_20_Link" text:visited-style-name="Index_20_Link">2.5</text:a><text:a xlink:type="simple" xlink:href="#_Toc416981908" text:style-name="Index_20_Link" text:visited-style-name="Index_20_Link"><text:span text:style-name="T4"><text:tab/></text:span></text:a><text:a xlink:type="simple" xlink:href="#_Toc416981908" text:style-name="Index_20_Link" text:visited-style-name="Index_20_Link">Explizite Konfliktbearbeitungskosten</text:a><text:a xlink:type="simple" xlink:href="#_Toc416981908" text:style-name="Index_20_Link" text:visited-style-name="Index_20_Link"><text:span text:style-name="T5"><text:tab/>6</text:span></text:a></text:p>
          <text:p text:style-name="P14"><text:a xlink:type="simple" xlink:href="#_Toc416981909" text:style-name="Index_20_Link" text:visited-style-name="Index_20_Link">2.5.1</text:a><text:a xlink:type="simple" xlink:href="#_Toc416981909" text:style-name="Index_20_Link" text:visited-style-name="Index_20_Link"><text:span text:style-name="T6"><text:tab/></text:span></text:a><text:a xlink:type="simple" xlink:href="#_Toc416981909" text:style-name="Index_20_Link" text:visited-style-name="Index_20_Link">Indikatoren-basierte Schätzung von Konfliktkosten</text:a><text:a xlink:type="simple" xlink:href="#_Toc416981909" text:style-name="Index_20_Link" text:visited-style-name="Index_20_Link"><text:span text:style-name="T5"><text:tab/>7</text:span></text:a></text:p>
          <text:p text:style-name="P14"><text:a xlink:type="simple" xlink:href="#_Toc416981910" text:style-name="Index_20_Link" text:visited-style-name="Index_20_Link">2.5.2</text:a><text:a xlink:type="simple" xlink:href="#_Toc416981910" text:style-name="Index_20_Link" text:visited-style-name="Index_20_Link"><text:span text:style-name="T6"><text:tab/></text:span></text:a><text:a xlink:type="simple" xlink:href="#_Toc416981910" text:style-name="Index_20_Link" text:visited-style-name="Index_20_Link">Fallbezogene indikatoren-basierte Schätzung von Konfliktkosten</text:a><text:a xlink:type="simple" xlink:href="#_Toc416981910" text:style-name="Index_20_Link" text:visited-style-name="Index_20_Link"><text:span text:style-name="T5"><text:tab/>7</text:span></text:a></text:p>
          <text:p text:style-name="P14"><text:a xlink:type="simple" xlink:href="#_Toc416981911" text:style-name="Index_20_Link" text:visited-style-name="Index_20_Link">2.5.3</text:a><text:a xlink:type="simple" xlink:href="#_Toc416981911" text:style-name="Index_20_Link" text:visited-style-name="Index_20_Link"><text:span text:style-name="T6"><text:tab/></text:span></text:a><text:a xlink:type="simple" xlink:href="#_Toc416981911" text:style-name="Index_20_Link" text:visited-style-name="Index_20_Link">Organisationseinheitsbezogene, fallübergreifende indikatoren-basierte Schätzung von Konfliktkosten</text:a><text:a xlink:type="simple" xlink:href="#_Toc416981911" text:style-name="Index_20_Link" text:visited-style-name="Index_20_Link"><text:span text:style-name="T5"><text:tab/>8</text:span></text:a></text:p>
          <text:p text:style-name="P14"><text:a xlink:type="simple" xlink:href="#_Toc416981912" text:style-name="Index_20_Link" text:visited-style-name="Index_20_Link">2.5.4</text:a><text:a xlink:type="simple" xlink:href="#_Toc416981912" text:style-name="Index_20_Link" text:visited-style-name="Index_20_Link"><text:span text:style-name="T6"><text:tab/></text:span></text:a><text:a xlink:type="simple" xlink:href="#_Toc416981912" text:style-name="Index_20_Link" text:visited-style-name="Index_20_Link">Bilanz-basierte Schätzung von Konfliktkosten</text:a><text:a xlink:type="simple" xlink:href="#_Toc416981912" text:style-name="Index_20_Link" text:visited-style-name="Index_20_Link"><text:span text:style-name="T5"><text:tab/>8</text:span></text:a></text:p>
          <text:p text:style-name="P13"><text:a xlink:type="simple" xlink:href="#_Toc416981913" text:style-name="Index_20_Link" text:visited-style-name="Index_20_Link">3</text:a><text:a xlink:type="simple" xlink:href="#_Toc416981913" text:style-name="Index_20_Link" text:visited-style-name="Index_20_Link"><text:span text:style-name="T3"><text:tab/></text:span></text:a><text:a xlink:type="simple" xlink:href="#_Toc416981913" text:style-name="Index_20_Link" text:visited-style-name="Index_20_Link">Lösungsansätze</text:a><text:a xlink:type="simple" xlink:href="#_Toc416981913" text:style-name="Index_20_Link" text:visited-style-name="Index_20_Link"><text:span text:style-name="T5"><text:tab/>9</text:span></text:a></text:p>
          <text:p text:style-name="P12"><text:a xlink:type="simple" xlink:href="#_Toc416981914" text:style-name="Index_20_Link" text:visited-style-name="Index_20_Link">3.1</text:a><text:a xlink:type="simple" xlink:href="#_Toc416981914" text:style-name="Index_20_Link" text:visited-style-name="Index_20_Link"><text:span text:style-name="T4"><text:tab/></text:span></text:a><text:a xlink:type="simple" xlink:href="#_Toc416981914" text:style-name="Index_20_Link" text:visited-style-name="Index_20_Link">Reaktionen im Konflikt</text:a><text:a xlink:type="simple" xlink:href="#_Toc416981914" text:style-name="Index_20_Link" text:visited-style-name="Index_20_Link"><text:span text:style-name="T5"><text:tab/>9</text:span></text:a></text:p>
          <text:p text:style-name="P12"><text:a xlink:type="simple" xlink:href="#_Toc416981915" text:style-name="Index_20_Link" text:visited-style-name="Index_20_Link">3.2</text:a><text:a xlink:type="simple" xlink:href="#_Toc416981915" text:style-name="Index_20_Link" text:visited-style-name="Index_20_Link"><text:span text:style-name="T4"><text:tab/></text:span></text:a><text:a xlink:type="simple" xlink:href="#_Toc416981915" text:style-name="Index_20_Link" text:visited-style-name="Index_20_Link">Grundmuster der Konfliktlösung</text:a><text:a xlink:type="simple" xlink:href="#_Toc416981915" text:style-name="Index_20_Link" text:visited-style-name="Index_20_Link"><text:span text:style-name="T5"><text:tab/>9</text:span></text:a></text:p>
          <text:p text:style-name="P14"><text:a xlink:type="simple" xlink:href="#_Toc416981916" text:style-name="Index_20_Link" text:visited-style-name="Index_20_Link"><text:span text:style-name="T7">3.2.1</text:span></text:a><text:a xlink:type="simple" xlink:href="#_Toc416981916" text:style-name="Index_20_Link" text:visited-style-name="Index_20_Link"><text:span text:style-name="T6"><text:tab/></text:span></text:a><text:a xlink:type="simple" xlink:href="#_Toc416981916" text:style-name="Index_20_Link" text:visited-style-name="Index_20_Link"><text:span text:style-name="T7">Was ist wichtig und sollte beachtet bei der Suche nach einer Konfliktlösung beachtet werden?</text:span></text:a><text:a xlink:type="simple" xlink:href="#_Toc416981916" text:style-name="Index_20_Link" text:visited-style-name="Index_20_Link"><text:span text:style-name="T5"><text:tab/>9</text:span></text:a></text:p>
          <text:p text:style-name="P13"><text:a xlink:type="simple" xlink:href="#_Toc416981917" text:style-name="Index_20_Link" text:visited-style-name="Index_20_Link">4</text:a><text:a xlink:type="simple" xlink:href="#_Toc416981917" text:style-name="Index_20_Link" text:visited-style-name="Index_20_Link"><text:span text:style-name="T3"><text:tab/></text:span></text:a><text:a xlink:type="simple" xlink:href="#_Toc416981917" text:style-name="Index_20_Link" text:visited-style-name="Index_20_Link">Quellen</text:a><text:a xlink:type="simple" xlink:href="#_Toc416981917" text:style-name="Index_20_Link" text:visited-style-name="Index_20_Link"><text:span text:style-name="T5"><text:tab/>10</text:span></text:a></text:p>
          <text:p text:style-name="P2"/>
        </text:index-body>
      </text:table-of-content>
      <text:p text:style-name="P2"/>
      <text:p text:style-name="P2"/>
      <text:p text:style-name="P2"/>
      <text:p text:style-name="P2"/>
      <text:p text:style-name="P2"/>
      <text:p text:style-name="P2"/>
      <text:p text:style-name="P2"/>
      <text:p text:style-name="P2"/>
      <text:list xml:id="list1495648927312317606" text:style-name="WWNum3">
        <text:list-item>
          <text:p text:style-name="P31"><text:bookmark-start text:name="_Toc416981884"/><text:soft-page-break/>Der Konfliktbegriff und Konfliktarten in Unternehmen<text:bookmark-end text:name="_Toc416981884"/></text:p>
        </text:list-item>
      </text:list>
      <text:p text:style-name="BO_5f_2"><text:bookmark-start text:name="_Toc416981885"/>Definition<text:bookmark-end text:name="_Toc416981885"/></text:p>
      <text:p text:style-name="Default">In der Literatur ist eine Vielzahl von Konfliktdefinitionen zu finden. Eine Möglichkeit „sozialen Konflikt“ zu definieren lautet wie folgt:</text:p>
      <text:p text:style-name="Default"/>
      <text:p text:style-name="P16">„Ein sozialer Konflikt ist eine Interaktion zwischen Aktoren, wobei wenigstens ein Aktor eine Differenz bzw. Unvereinbarkeiten im Wahrnehmen und im Denken bzw. Vorstellen und im Fühlen und im Wollen mit dem anderen Aktor in der Art erlebt, dass beim Verwirklichen dessen, was der Aktor denkt, fühlt oder will eine Beeinträchtigung durch einen anderen Aktor erfolge“</text:p>
      <text:p text:style-name="P2">Kurz zuammengefasst wird ein Konflikt als „Streit, Zusammenprall, Gegensatz“ zwischen zwei oder mehreren Aktoren bezeichnet.</text:p>
      <text:p text:style-name="Default">Dabei gilt insbesondere zu beachten: </text:p>
      <text:list xml:id="list6526716802950709548" text:style-name="WWNum1">
        <text:list-item>
          <text:p text:style-name="P28">Unter Interaktion wird ein aufeinander bezogenes Kommunizieren oder Handeln verstanden</text:p>
        </text:list-item>
        <text:list-item>
          <text:p text:style-name="P28">Zusätzlich zur Unvereinbarkeit im Denken/Vorstellen/Wahrnehmen muss auch ein entsprechendes Handeln (z.B. verbale Kommunikation) dazu kommen. Sollten sich nur Denk- und Vorstellungsinhalte widersprechen, ohne dass es zu einer Aktion kommt, so ist kein sozialer Konflikt gegeben. </text:p>
        </text:list-item>
        <text:list-item>
          <text:p text:style-name="P28">Es muss auch eine Unvereinbarkeit im Gefühls- bzw. im Willensleben vorherrschen. </text:p>
        </text:list-item>
        <text:list-item>
          <text:p text:style-name="P25">Zumindest eine Partei erlebt die Interaktion so, dass sie die Gründe für das Nicht-Verwirklichen der eigenen Gedanken, Gefühle der anderen Partei zuschreibt.</text:p>
        </text:list-item>
      </text:list>
      <text:p text:style-name="Default"/>
      <text:p text:style-name="Default">Der Begriff Konflikt im Rahmen eines Unternehmens, kann auch als <text:span text:style-name="T12">„jede Planabweichung oder Plangefährdung bei der Umsetzung der wirtschaftlichen Ziele eines Unternehmens“ </text:span>verstanden werden. Diese Definition konzentriert sich vor allem auf eine effiziente Zusammenarbeit von Menschen in Unternehmen, um möglichst gut wirtschaften und damit die Existenz und das Überleben des Unternehmens sichern zu können.</text:p>
      <text:p text:style-name="Default">Konflikte lassen sich hinsichtlich einer Vielzahl von Merkmalen wie z.B. ihres Verlaufs, der Art der Beteiligten, der Art der thematisierten Konfliktgegenstände, etc. unterscheiden. Unterschiedliche Konflikte sind mit unterschiedlichen Auswirkungen verbunden. Mit welcher Art von Folgen bestimmte Konflikttypen verbunden sind, hängt wesentlich vom Konfliktumfeld, also dem Unternehmen, ab.</text:p>
      <text:p text:style-name="P3"/>
      <text:p text:style-name="P9"><text:bookmark-start text:name="_Toc416981886"/>Allgemein<text:bookmark-end text:name="_Toc416981886"/></text:p>
      <text:p text:style-name="BO_5f_3"><text:bookmark-start text:name="_Toc416981887"/>Positive Auswirkungen von Konflikten<text:bookmark-end text:name="_Toc416981887"/></text:p>
      <text:p text:style-name="Default">Konflikte </text:p>
      <text:list xml:id="list7264653721466345284" text:style-name="WWNum11">
        <text:list-item>
          <text:p text:style-name="P26">decken Probleme auf</text:p>
        </text:list-item>
        <text:list-item>
          <text:p text:style-name="P26">regen Interesse und Neugier an</text:p>
        </text:list-item>
        <text:list-item>
          <text:p text:style-name="P26">verhindern Stagnation (Stillstand, Stockung bei einer Entwicklung) und Erstarrung</text:p>
        </text:list-item>
        <text:list-item>
          <text:p text:style-name="P26">lösen Veränderungen aus in Gesellschaft, Organisationen, Beziehungen, Persönlichkeit</text:p>
        </text:list-item>
      </text:list>
      <text:p text:style-name="BO_5f_3"><text:bookmark-start text:name="_Toc416981888"/>Wie machen sich Konflikte in Unternehmen bemerkbar?<text:bookmark-end text:name="_Toc416981888"/></text:p>
      <text:p text:style-name="Default">Konflikte machen sich bemerkbar durch:</text:p>
      <text:list xml:id="list3659924696733631325" text:style-name="WWNum13">
        <text:list-item>
          <text:p text:style-name="P29">Offene Auseinandersetzungen, Arbeitskampf</text:p>
        </text:list-item>
        <text:list-item>
          <text:p text:style-name="P29">Unterdurchschnittliche Leistungen</text:p>
        </text:list-item>
        <text:list-item>
          <text:p text:style-name="P29">Überdurchschnittliche Fehlzeiten</text:p>
        </text:list-item>
        <text:list-item>
          <text:p text:style-name="P29">Hohe Ausschussproduktion</text:p>
        </text:list-item>
        <text:list-item>
          <text:p text:style-name="P29">Mobbing</text:p>
        </text:list-item>
        <text:list-item>
          <text:p text:style-name="P29">Auseinandersetzungen über Kompetenzen und Verantwortungsbereiche</text:p>
        </text:list-item>
        <text:list-item>
          <text:p text:style-name="P29">Konkurrenz um knappe Güter/Ressourcen</text:p>
        </text:list-item>
        <text:list-item>
          <text:p text:style-name="P29">Dienst nach Vorschrift</text:p>
        </text:list-item>
        <text:list-item>
          <text:p text:style-name="P29">Geringe Bereitschaft zur Kooperation</text:p>
        </text:list-item>
        <text:list-item>
          <text:p text:style-name="P29">Hohe Anzahl von Kundenbeschwerden, Reklamationen</text:p>
        </text:list-item>
      </text:list>
      <text:p text:style-name="BO_5f_2"><text:bookmark-start text:name="_Toc416981889"/>Konfliktarten in Unternehmen<text:bookmark-end text:name="_Toc416981889"/> </text:p>
      <text:p text:style-name="Default">Begibt man sich auf die Suche nach der Ursache des Konfliktes, so lassen sich die häufigsten Konfliktarten3 in Unternehmen wie folgt unterscheiden: </text:p>
      <text:p text:style-name="BO_5f_3"><text:bookmark-start text:name="_Toc416981890"/>Zielkonflikte<text:bookmark-end text:name="_Toc416981890"/> </text:p>
      <text:p text:style-name="Default">Zielkonflikte entstehen bei Uneinigkeit über die Ziele. Häufige Ursachen für einen Zielkonflikt sind mangelnde Absprache und mangelnde Koordination. Werden die unterschiedlichen Auffassungen der Beteiligten im positiven Sinne eingesetzt, können dadurch gute Lösungen entstehen. Vorraussetzung dafür allerdings wäre, dass ein Konsens für das gemeinsame Ziel hergestellt werden kann und dass Konkurrenzsituationen ausgeräumt werden. </text:p>
      <text:p text:style-name="BO_5f_3"><text:bookmark-start text:name="_Toc416981891"/>Verteil- bzw. Ressourcenkonflikte<text:bookmark-end text:name="_Toc416981891"/> </text:p>
      <text:p text:style-name="Default">Diese Art von Konflikte entsteht durch Uneinigkeit über die Zuteilung von Personal, Material und Kapital. Ursachen dafür sind z.B. mangelnde Ressourcen, ungerechte Verteilung, mangelnde Wertschätzung und mangelnde Wahrnehmung. Wichtig zur Vermeidung solcher Konflikte wäre eine möglichst große Offenheit und Klarheit herbeizuführen über die zur Verfügung stehenden Mittel, deren Verwendung und die Notwendigkeit dazu sowie Varianten inklusive deren Vor- und Nachteile aufzuzeigen. </text:p>
      <text:p text:style-name="Default"/>
      <text:p text:style-name="BO_5f_3"><text:bookmark-start text:name="_Toc416981892"/><text:soft-page-break/>Kompetenzkonflikte<text:bookmark-end text:name="_Toc416981892"/> </text:p>
      <text:p text:style-name="P17">Kompetenzkonflikte entstehen vor allem in Organisationen, die stark hierarchisch gegliedert und stark reglementiert sind. Während Kompetenzträger auf ihre Rechte pochen, fühlen sich andere Beteiligte eingeengt oder unterdrückt und überschreiten, unbewusst oder bewusst, ihre eigenen Kompetenzen. Sehr oft geht es dabei nicht um Sachliches sondern es steht Ansehen, Einfluss- und Machtstreben im Vordergrund. Rahmenbedingungen wie z.B. flache Hierarchien, Einsatz von Kompetenzen als Werkzeug und nicht als Belohnung sowie Kompetenzen dorthin zu delegieren wo sie benötigt werden tragen zur Vermeidung solcher Konflikte bei.</text:p>
      <text:p text:style-name="BO_5f_3"><text:bookmark-start text:name="_Toc416981893"/>Beurteilungs- bzw. Wahrnehmungskonflikte<text:bookmark-end text:name="_Toc416981893"/> </text:p>
      <text:p text:style-name="Default">Diese Konflikte ähneln den Zielkonflikten, denn Ziele werden in der Regel auf Basis von Beurteilungen gesetzt. Ursachen für Beurteilungs- bzw. Wahrnehmungskonflikte sind z.B. mangelnde Information, unterschiedlicher Kenntnisstand, unterschiedliche Einstellungen sowie die mangelnde Fähigkeit, sich in andere hineinversetzen zu können. Wichtig zur Vermeidung solcher Konflikte wären z.B. Transparenz, das Aufzeigen von Alternativen sowie das Offenlegen von Entscheidungskriterien. </text:p>
      <text:p text:style-name="BO_5f_3"><text:bookmark-start text:name="_Toc416981894"/>Durchsetzungskonflikte<text:bookmark-end text:name="_Toc416981894"/> </text:p>
      <text:p text:style-name="Default">Durchsetzungskonflikte sind oft Folgekonflikte von den oben beschriebenen Konfliktarten. Weitere Ursachen für diese Art von Konflikten sind: Komplexität der Aufgaben, Uneinheitlichkeit der Aufgaben, Fehlende Transparenz, Unvollständigkeit der Aufträge, nicht erreichbare Ziele, nicht befähigte Umsetzungsträger und Beziehungskonflikten zwischen Entscheidungsträgern und Umsetzungsträgern. </text:p>
      <text:p text:style-name="BO_5f_3"><text:bookmark-start text:name="_Toc416981895"/>Beziehungskonflikte<text:bookmark-end text:name="_Toc416981895"/> </text:p>
      <text:p text:style-name="Default">Sie sind Folge von Uneinigkeit in der Beziehung und Kooperation zwischen Menschen und gelten nicht als eigenständige Konflikte, sondern setzen sich aus Teilen anderer Konfliktarten zusammen. Dabei handelt es sich z.B. um Generationskonflikte, Geschlechterkonflikte, Herkunftskonflikte und Minderheitenkonflikte. Diese zu vermeiden ist eine große Herausforderung für Unternehmen. Sie beginnen bereits bei der Rekrutierung und setzen sich in vielen, scheinbar belanglosen Maßnahmen bis hin zum alltäglichen Verhalten fort. </text:p>
      <text:p text:style-name="Default">In der Praxis kommen meist Mischformen vor, die beispielsweise </text:p>
      <text:list xml:id="list7109112322954305665" text:style-name="WWNum4">
        <text:list-item>
          <text:p text:style-name="P30">zwischen Vorgesetztem und Mitarbeiter, </text:p>
        </text:list-item>
        <text:list-item>
          <text:p text:style-name="P30">zwischen Mitarbeitern, innerhalb von Abteilungen bzw. Teams, </text:p>
        </text:list-item>
        <text:list-item>
          <text:p text:style-name="P30">bei Mobbing, </text:p>
        </text:list-item>
        <text:list-item>
          <text:p text:style-name="P30">zwischen Unternehmen und Mitarbeiter, </text:p>
        </text:list-item>
        <text:list-item>
          <text:p text:style-name="P30">zwischen Geschäftsleitung und Betriebsrat, </text:p>
        </text:list-item>
        <text:list-item>
          <text:p text:style-name="P30">innerhalb der Geschäftsführung, </text:p>
        </text:list-item>
        <text:list-item>
          <text:p text:style-name="P30">im Kreise der Gesellschafter bzw. Partner, </text:p>
        </text:list-item>
        <text:list-item>
          <text:p text:style-name="P30">bei Veränderungen der Unternehmensorganisation, </text:p>
        </text:list-item>
        <text:list-item>
          <text:p text:style-name="P30">bei Integration von Unternehmensteilen sowie </text:p>
        </text:list-item>
        <text:list-item>
          <text:p text:style-name="P27">bei Nachfolgeregelungen </text:p>
        </text:list-item>
      </text:list>
      <text:p text:style-name="P11"/>
      <text:p text:style-name="P17"><text:soft-page-break/>auftreten können.</text:p>
      <text:p text:style-name="BO_5f_2"><text:bookmark-start text:name="_Toc416981896"/>Konfliktwahrnehmung<text:bookmark-end text:name="_Toc416981896"/></text:p>
      <text:list xml:id="list6266614309107247774" text:style-name="WWNum15">
        <text:list-item>
          <text:p text:style-name="P33"><text:span text:style-name="T9">Heißer Konflikt</text:span><text:span text:style-name="T8">: Die Konfliktparteien ringen miteinander, bekämpfen oder befehden sich offen, heftig und direkt. Kommunikation findet statt, die Begegnung wird gesucht (auch Kampf und Krieg werden von vielen Autoren belletristischer Literatur als paradoxe Versuche begriffen, mit dem Gegner zu kommunizieren.)</text:span></text:p>
        </text:list-item>
        <text:list-item>
          <text:p text:style-name="P33"><text:span text:style-name="T9">Kalter Konflikt</text:span><text:span text:style-name="T8">: Die Konfliktparteien haben resigniert, sie verkehren so wenig wie möglich direkt miteinander, die Kommunikation ist eingefroren oder auf das unvermeidliche formelle Mindestmaß begrenzt. Direkte Begegnungen finden nicht mehr statt. Die Konfliktparteien befehden sich aber nach wie vor aufs ärgste, jedoch "hintenherum", durch Intrigen, falsche Gerüchte, Abwertungen in Abwesenheit des Gegners usw. Krankheiten nehmen zu.</text:span></text:p>
        </text:list-item>
      </text:list>
      <text:list xml:id="list153347068372770" text:continue-list="list1495648927312317606" text:style-name="WWNum3">
        <text:list-item>
          <text:p text:style-name="P31"><text:bookmark-start text:name="_Toc416981897"/>Konflikte und ihre Auswirkungen in Unternehmen<text:bookmark-end text:name="_Toc416981897"/></text:p>
        </text:list-item>
      </text:list>
      <text:p text:style-name="P5">Konflikte in Unternehmen können sich in unterschiedlichster Weise auswirken. Werden Konflikte nach den eigentlich Leidtragenden gegliedert, so kann beispielsweise zwischen Auswirkungen auf </text:p>
      <text:list xml:id="list2508037327587891130" text:style-name="WWNum6">
        <text:list-item>
          <text:p text:style-name="P38">der individuellen Ebene der Betroffenen </text:p>
        </text:list-item>
        <text:list-item>
          <text:p text:style-name="P38">der zwischenmenschlichen Ebene und </text:p>
        </text:list-item>
        <text:list-item>
          <text:p text:style-name="P40">der Ebene der Organisation, also auf der Ebene des Unternehmens </text:p>
        </text:list-item>
      </text:list>
      <text:p text:style-name="P5"/>
      <text:p text:style-name="P5">unterschieden werden. Auf all diesen Ebenen sind Konfliktauswirkungen möglich, die beobachtbar, messbar bzw. mit finanziellen Konsequenzen verbunden sind. </text:p>
      <text:p text:style-name="BO_5f_2"><text:bookmark-start text:name="_Toc416981898"/>Auswirkungen auf das Individuum<text:bookmark-end text:name="_Toc416981898"/> </text:p>
      <text:p text:style-name="BO_5f_3"><text:bookmark-start text:name="_Toc416981899"/>Stress und Belastung<text:bookmark-end text:name="_Toc416981899"/> </text:p>
      <text:p text:style-name="P5">Konfliktsituationen werden von den Betroffenen häufig als stressverursachend erlebt, da sie aufgrund der sozialen Spannungen mit diversen Ängsten, Aggressionen und Gefühlen mangelnder Anerkennung, aber auch mit Überforderung verbunden sind. Stress kann in weiterer Folge Auswirkung auf die Gesundheit haben, was im Betrieb entweder zur Erhöhung der Fehlzeiten bzw. zur Verringerung der Produktivität führt. </text:p>
      <text:p text:style-name="BO_5f_3"><text:bookmark-start text:name="_Toc416981900"/>Demotivation und Unproduktivität<text:bookmark-end text:name="_Toc416981900"/> </text:p>
      <text:p text:style-name="P5">Oft führt ein Konflikt auch dazu, dass sich Mitarbeiter mit Kollegen über die Konfliktsituation unterhalten. Die Konzentration verlagert sich dann verstärkt auf den Konflikt und dies kann einen Dynamikverlust bzw. verminderte Produktivität nach sich ziehen. </text:p>
      <text:p text:style-name="P3"/>
      <text:p text:style-name="P9"><text:bookmark-start text:name="_Toc416981901"/>Auswirkungen auf die soziale Gruppe<text:bookmark-end text:name="_Toc416981901"/> </text:p>
      <text:p text:style-name="BO_5f_3"><text:bookmark-start text:name="_Toc416981902"/>Gruppenzersplitterung<text:bookmark-end text:name="_Toc416981902"/> </text:p>
      <text:p text:style-name="P3">Personenwahrnehmungen und -bewertungen sind mit Konflikten verbunden: Konfliktgegner werden abgewertet und Verbündete aufgewertet. Dies kann zu entsprechenden Handlungen wie z.B. Vermeidungsverhalten, Beschimpfungen und Beleidigungen oder anderes passives oder aggressives Kommunikationsverhalten führen. Folgen können verminderte Produktivität bzw. Fehlzeiten aber auch Sachschäden (z.B. Diebstahl, Vandalismus) sein.</text:p>
      <text:p text:style-name="BO_5f_2"><text:bookmark-start text:name="_Toc416981903"/>Auswirkungen auf das Unternehmen<text:bookmark-end text:name="_Toc416981903"/> </text:p>
      <text:p text:style-name="BO_5f_3"><text:bookmark-start text:name="_Toc416981904"/>Zeitaufwand<text:bookmark-end text:name="_Toc416981904"/> </text:p>
      <text:p text:style-name="P5">Sowohl Konfliktaustragung (z.B. in Form von Diskussionen, Informationen einholen, weitere Verbündete suchen, etc.) als auch Konfliktbearbeitung (z.B. Betreuung, Supervision und Kontrolle durch Führungskräfte) nehmen Zeit in Anspruch. In der Literatur wird der Anteil der Arbeitszeit von Führungskräften, der für Konflikte aufgewendet wird, auf 25 bis 42 % geschätzt. </text:p>
      <text:p text:style-name="BO_5f_3"><text:bookmark-start text:name="_Toc416981905"/>Ineffizienz<text:bookmark-end text:name="_Toc416981905"/> </text:p>
      <text:p text:style-name="P5">Gruppenbildung kann häufig als Folge von Konflikten in Unternehmen beobachtet werden. Dies kann zu mangelhaftem Informationsaustausch sowie zur Änderung der Arbeitsabläufe führen. Das Ergebnis ist meist eine organisatorische Ineffizienz. </text:p>
      <text:p text:style-name="BO_5f_3"><text:bookmark-start text:name="_Toc416981906"/>Fluktation<text:bookmark-end text:name="_Toc416981906"/> </text:p>
      <text:p text:style-name="P3">Konflikte ziehen manchmal auch Kündigungen durch die Mitarbeiter oder durch den Arbeitsgeber nach sich. In bis zu 90 % der Kündigungen durch den Arbeitgeber werden Konflikte angegeben und mindestens 50 % der Arbeitgeber nennen chronisch ungelöste Konflikte als entscheidenden Faktor. Sowohl die Kündigung als auch die dadurch notwendige Rekrutierung und Einstellung neuer Mitarbeiter sind für das Unternehmen mit Kosten verbunden.</text:p>
      <text:p text:style-name="BO_5f_2"><text:bookmark-start text:name="_Toc416981907"/>Darstellung der finanziellen Auswirkungen<text:bookmark-end text:name="_Toc416981907"/></text:p>
      <text:p text:style-name="P3">Zwar werden Konflikte in Unternehmen, die nicht konstruktiv bewältigt werden, werden von der Unternehmensleitung oft als problematisch und erfolgshemmend wahrgenommen, doch sind die damit verbundenen Kosten in den meisten Fällen unklar. Somit fehlt den Unternehmen eine entscheidende Grundlage für Investitionsentscheidungen bezüglich Maßnahmen zur Konfliktprävention bzw. -bewältigung. Bei Klarheit über die Höhe der Konfliktkosten, könnten diese Investitionsentscheidungen dem Unternehmen langfristig einen bedeutenden finanziellen Vorteil verschaffen. Als Konfliktkosten können alle Kosten bezeichnet werden, die einem Unternehmen durch Konflikte entstehen.</text:p>
      <text:p text:style-name="BO_5f_2"><text:bookmark-start text:name="_Toc416981908"/>Explizite Konfliktbearbeitungskosten<text:bookmark-end text:name="_Toc416981908"/> </text:p>
      <text:p text:style-name="P4"><text:span text:style-name="T13">Eine Möglichkeit der Quantifizierung von Konfliktkosten im Unternehmen bietet das Heranziehen jener Kosten, die explizit zur Bearbeitung oder zur Schlichtung von </text:span><text:soft-page-break/><text:span text:style-name="T13">Konflikten ausgewiesen werden. Diese beinhalten beispielsweise Mediationskosten, Gerichtsverfahrenskosten sowie Straf- bzw. Kompensationszahlungen. Der Vorteil dieses Ansatzes liegt darin, dass diese Kosten relativ einfach zu erheben sind und den einzelnen Konfliktfällen leicht zugeordnet werden können. Ein erheblicher Nachteil dieses Ansatzes ist, dass die indirekten Kosten dabei vernachlässigt werden. Indirekte Kosten umfassen zum Beispiel die Zeit, die Mitarbeiter mit Gerichtsfällen verbringen, Rekrutierungs- und Einarbeitungskosten für neue Mitarbeiter, Fehlzeiten, verminderte Arbeitsmoral, reduzierte Produktivität, geringere Kundenzufriedenheit, sinkender Umsatz. </text:span></text:p>
      <text:p text:style-name="BO_5f_3"><text:bookmark-start text:name="_Toc416981909"/>Indikatoren-basierte Schätzung von Konfliktkosten<text:bookmark-end text:name="_Toc416981909"/> </text:p>
      <text:p text:style-name="P5">Dabei kann zwischen zwei verschiedenen Ansätzen unterschieden werden: </text:p>
      <text:list xml:id="list2663397363356043634" text:style-name="WWNum8">
        <text:list-item>
          <text:p text:style-name="P39">Fallbezogene Schätzung von Konfliktkosten: es werden Indikatoren für einzelne Konfliktfälle erhoben </text:p>
        </text:list-item>
        <text:list-item>
          <text:p text:style-name="P41">Organisationseinheitsbezogene, fallübergreifende Schätzung von Konfliktkosten: es werden Indikatoren für Teams, Abteilungen oder sogar das Gesamtunternehmen erhoben, ohne auf einzelne Konfliktfälle Bezug zu nehmen </text:p>
        </text:list-item>
      </text:list>
      <text:p text:style-name="P5"/>
      <text:p text:style-name="P5">Beide Ansätze versuchen alle kostenrelevanten Konfliktkonsequenzen möglichst umfassend zu berücksichtigen. </text:p>
      <text:p text:style-name="BO_5f_3"><text:bookmark-start text:name="_Toc416981910"/>Fallbezogene indikatoren-basierte Schätzung von Konfliktkosten<text:bookmark-end text:name="_Toc416981910"/></text:p>
      <text:p text:style-name="P5">Zur Ermittlung der Kosten für einen einzelnen Konflikt können beispielsweise die folgenden 7 Faktoren herangezogen werden, die unter Heranziehung von Annahmen annäherungsweise abgeschätzt werden können. </text:p>
      <text:list xml:id="list1225844306573362875" text:style-name="WWNum9">
        <text:list-item>
          <text:p text:style-name="P42"><text:span text:style-name="T14">Faktor 1</text:span><text:span text:style-name="T13">: Zeitverschwendung <text:line-break/>Dabei ist abzuschätzen wie viel Zeit, die in den Konflikt involvierten Mitarbeiter mit der Bewältigung des Konflikts verbringen. Zur Abschätzung der Kosten können die entsprechenden Bruttogehälter herangezogen werden.</text:span></text:p>
        </text:list-item>
        <text:list-item>
          <text:p text:style-name="P42"><text:span text:style-name="T14">Faktor 2</text:span><text:span text:style-name="T13">: Verminderte Entscheidungsqualität <text:line-break/>Durch das Vorenthalten und Verzerren von Informationen durch die betroffenen Mitarbeiter in Konflikten leidet die Entscheidungsqualität. Zur Abschätzung der Kosten solcher schwachen Entscheidungen können rund 50 % des Geldwertes von Entscheidungen, die während eines laufenden Konflikts gefällt werden, angesetzt werden. </text:span></text:p>
        </text:list-item>
        <text:list-item>
          <text:p text:style-name="P42"><text:span text:style-name="T14">Faktor 3</text:span><text:span text:style-name="T13">: Verlust von kompetenten Mitarbeitern <text:line-break/>Da bei „freiwilligen“ Kündigungen mehr als 50 % im Kündigungsgespräch chronisch ungelöste Konflikte als entscheidenden Kündigungsgrund nennen, wird die folgende Berechnungsweise vorgeschlagen: Zahl der Personen, die das Unternehmen verlassen haben multipliziert mit 0,5 (um die Wahrscheinlichkeit, dass Kündigung durch einen Konflikt bedingt war, zu berücksichtigen) und dann multipliziert mit ihrem Jahresgehalt. </text:span></text:p>
        </text:list-item>
        <text:list-item>
          <text:p text:style-name="P42"><text:span text:style-name="T14">Faktor 4</text:span><text:span text:style-name="T13">: Neuordnung von Arbeitsabläufen <text:line-break/>Durch die Reduzierung der Zusammenarbeit zwischen den Streitenden werden die Arbeitsabläufe häufig weniger effizient. Zur Abschätzung dieser Ineffizienz</text:span><text:span text:style-name="T15"> </text:span><text:span text:style-name="T13">wird vorgeschlagen 10 % der Gehälter der Mitarbeiter, deren Arbeitsabläufe aufgrund des Konfliktes verändert wurden, ab dem Zeitpunkt des Inkrafttretens der Umstrukturierung heranzuziehen. </text:span></text:p>
        </text:list-item>
        <text:list-item>
          <text:p text:style-name="P45"><text:soft-page-break/><text:span text:style-name="T14">Faktor 5</text:span><text:span text:style-name="T13">: Sabotage, Diebstahl, Vandalismus <text:line-break/>Es wird angenommen, dass rund 10 % der Betriebsmittel- und Werkstoffkosten, die konfliktbefangene Mitarbeiter bei Ausübung ihrer Tätigkeit verwenden, als Konfliktkosten betrachtet werden können. </text:span></text:p>
        </text:list-item>
        <text:list-item>
          <text:p text:style-name="P45"><text:span text:style-name="T14">Faktor 6</text:span><text:span text:style-name="T13">: Verminderte Arbeitsmotivation <text:line-break/>Um die Kosten durch verminderte Arbeitsmotivation aufgrund von Konflikten abzuschätzen, ist der geschätzte prozentuale Rückgang der Produktivität der betroffenen Mitarbeiter mit dem Gegenwert der durch diese Personen üblicher Weise erbrachten Leistungen zu multiplizieren. </text:span></text:p>
        </text:list-item>
        <text:list-item>
          <text:p text:style-name="P45"><text:span text:style-name="T14">Faktor 7</text:span><text:span text:style-name="T13">: Verlorene Arbeitszeit und Krankenkosten <text:line-break/>Da konfliktbedingter Stress zu Fehlzeiten führt, können rund 10 % des Jahresgehaltes der vom Konflikt betroffenen Mitarbeiter zu Abschätzung dieser Kosten angesetzt werden. </text:span></text:p>
        </text:list-item>
      </text:list>
      <text:p text:style-name="BO_5f_3"><text:bookmark-start text:name="_Toc416981911"/>Organisationseinheitsbezogene, fallübergreifende indikatoren-basierte Schätzung von Konfliktkosten<text:bookmark-end text:name="_Toc416981911"/> </text:p>
      <text:p text:style-name="Default">Dieser Ansatz der Konfliktkostenermittlung geht nicht auf konkrete Konfliktfälle ein. Eine Art der Kostenermittlung besteht beispielsweise darin Personalleiter, sowie Geschäftsführer über das generelle Ausmaß der finanziellen Einbußen, die durch Konflikte in Ihrem Unternehmen entstehen, zu interviewen.</text:p>
      <text:p text:style-name="Default">Bestehende Studien zeigen, dass sich die Schätzungen zwischen 1 und 10 % der Personalkosten bewegen. Eine andere Möglichkeit ist, unternehmensspezifische Indikatoren für Konflikte zu erheben. Dabei können z.B. Indikatoren für die Bereiche Rechtskosten (wie z.B. Gerichtskosten, Vertretungskosten, Pönalzahlungen, etc.), Kosten im Personalbereich (wie z.B. Fehlzeiten, Produktivitätsverlust, Fluktation, Abfindungen, etc.) sowie Kosten im Kundenbereich (wie z.B. nicht ersetzbare verlorene Kunden, erhöhter Betreuungsaufwand, etc.) gebildet werden. </text:p>
      <text:p text:style-name="Default">Zur Abschätzung dieser Indikatoren empfiehlt sich vor allem das Heranziehen empirischer Studien. Eine mit österreichischen Unternehmen durchgeführte Studie hat bespielsweise gezeigt, dass sich die Kosten stark je nach Branche und Größe des Unternehmens unterscheiden. Am ehesten konnten von den Unternehmen die Kosten für den Personalbereich abgeschätzt werden. Schwerer taten sich die Unternehmen bei der Abschätzung der Kosten im Kunden-, Lieferantenbereich sowie bei der Abschätzung der Rechtskosten. </text:p>
      <text:p text:style-name="BO_5f_3"><text:bookmark-start text:name="_Toc416981912"/>Bilanz-basierte Schätzung von Konfliktkosten<text:bookmark-end text:name="_Toc416981912"/> </text:p>
      <text:p text:style-name="P5">Ein weiterer Ansatz zur Konfliktkostenermittlung besteht darin die Unternehmensgewinne eines Geschäftsjahres mit einem fokussierten konkreten Konflikt mit denen eines Geschäftsjahres ohne Konflikt zu vergleichen. Dabei werden jene Gewinnrückgänge als Konfliktkosten betrachtet, die nicht auf andere Veränderungsfaktoren (wie z.B. Marktveränderungen, bislang ungenutzte Potenziale nutzen, Ressourcenverknappung, Investitionsverhalten, etc.) zurückgeführt werden können. </text:p>
      <text:p text:style-name="P5">Die Nachteile dieses Ansatzes sind: </text:p>
      <text:list xml:id="list7040519038030517745" text:style-name="WWNum10">
        <text:list-item>
          <text:p text:style-name="P44">Eine Isolation einzelner Konflikfälle ist sehr schwierig. </text:p>
        </text:list-item>
        <text:list-item>
          <text:p text:style-name="P44">Die Kostenschätzung fällt eher zu niedrig aus, weil davon ausgegangen werden kann, dass auch im Vergleichsjahr Konflikte die Gewinne beeinträchtigt haben. </text:p>
        </text:list-item>
        <text:list-item>
          <text:p text:style-name="P44">Schwierig, Veränderungen bei Kostenstellen oder im Umsatz auf den jeweils untersuchten Konfliktfall zu beziehen.</text:p>
        </text:list-item>
      </text:list>
      <text:p text:style-name="P3"><text:soft-page-break/></text:p>
      <text:list xml:id="list153347192612860" text:continue-list="list153347068372770" text:style-name="WWNum3">
        <text:list-item>
          <text:p text:style-name="P32"><text:bookmark-start text:name="_Toc416981913"/>Lösungsansätze<text:bookmark-end text:name="_Toc416981913"/></text:p>
        </text:list-item>
      </text:list>
      <text:p text:style-name="BO_5f_2"><text:bookmark-start text:name="_Toc416981914"/>Reaktionen im Konflikt<text:bookmark-end text:name="_Toc416981914"/></text:p>
      <table:table table:name="Table1" table:style-name="Table1">
        <table:table-column table:style-name="Table1.A"/>
        <table:table-column table:style-name="Table1.B"/>
        <table:table-row table:style-name="Table1.1">
          <table:table-cell table:style-name="Table1.A1" office:value-type="string">
            <text:p text:style-name="P22">Flucht</text:p>
          </table:table-cell>
          <table:table-cell table:style-name="Table1.A1" office:value-type="string">
            <text:p text:style-name="P22">Kampf</text:p>
          </table:table-cell>
        </table:table-row>
        <table:table-row table:style-name="Table1.1">
          <table:table-cell table:style-name="Table1.A2" office:value-type="string">
            <text:p text:style-name="P23">Körperliches Fliehen</text:p>
          </table:table-cell>
          <table:table-cell table:style-name="Table1.A2" office:value-type="string">
            <text:p text:style-name="P24">Körperlich, verbal, wirtschaftlich</text:p>
          </table:table-cell>
        </table:table-row>
        <table:table-row table:style-name="Table1.1">
          <table:table-cell table:style-name="Table1.A3" office:value-type="string">
            <text:p text:style-name="P23">Nicht-Reagieren</text:p>
          </table:table-cell>
          <table:table-cell table:style-name="Table1.B3" office:value-type="string">
            <text:p text:style-name="P24">direkt oder vor einer Institution</text:p>
          </table:table-cell>
        </table:table-row>
        <table:table-row table:style-name="Table1.1">
          <table:table-cell table:style-name="Table1.A2" office:value-type="string">
            <text:p text:style-name="P23">„Innere Emigration“</text:p>
          </table:table-cell>
          <table:table-cell table:style-name="Table1.A2" office:value-type="string">
            <text:p text:style-name="P24">z.B. vor Gericht</text:p>
          </table:table-cell>
        </table:table-row>
      </table:table>
      <text:p text:style-name="P7"/>
      <table:table table:name="Table2" table:style-name="Table2">
        <table:table-column table:style-name="Table2.A" table:number-columns-repeated="2"/>
        <table:table-row table:style-name="Table2.1">
          <table:table-cell table:style-name="Table2.A1" office:value-type="string">
            <text:p text:style-name="P22">Unterwerfung</text:p>
          </table:table-cell>
          <table:table-cell table:style-name="Table2.A1" office:value-type="string">
            <text:p text:style-name="P22">Verhandlung</text:p>
          </table:table-cell>
        </table:table-row>
        <table:table-row table:style-name="Table2.1">
          <table:table-cell table:style-name="Table2.A2" office:value-type="string">
            <text:p text:style-name="P23">unter den Gegner</text:p>
          </table:table-cell>
          <table:table-cell table:style-name="Table2.A2" office:value-type="string">
            <text:p text:style-name="P24">mit dem Gegner direkt</text:p>
          </table:table-cell>
        </table:table-row>
        <table:table-row table:style-name="Table2.1">
          <table:table-cell table:style-name="Table2.A3" office:value-type="string">
            <text:p text:style-name="P23">unter das Gericht</text:p>
          </table:table-cell>
          <table:table-cell table:style-name="Table2.B3" office:value-type="string">
            <text:p text:style-name="P24">mit dem Gegner vor Gericht oder</text:p>
          </table:table-cell>
        </table:table-row>
        <table:table-row table:style-name="Table2.1">
          <table:table-cell table:style-name="Table2.A2" office:value-type="string">
            <text:p text:style-name="P23">unter ein anderes Verfahren</text:p>
          </table:table-cell>
          <table:table-cell table:style-name="Table2.A2" office:value-type="string">
            <text:p text:style-name="P24">einer anderen Zwangsinstitution </text:p>
          </table:table-cell>
        </table:table-row>
        <table:table-row table:style-name="Table2.1">
          <table:table-cell table:style-name="Table2.A5" office:value-type="string">
            <text:p text:style-name="P23">z.B. Zwangsschlichtung</text:p>
          </table:table-cell>
          <table:table-cell table:style-name="Table2.B5" office:value-type="string">
            <text:p text:style-name="P24">falls möglich</text:p>
          </table:table-cell>
        </table:table-row>
      </table:table>
      <text:p text:style-name="P7"/>
      <text:p text:style-name="BO_5f_2"><text:bookmark-start text:name="_Toc416981915"/>Grundmuster der Konfliktlösung<text:bookmark-end text:name="_Toc416981915"/></text:p>
      <text:list xml:id="list6481469896179691457" text:style-name="WWNum14">
        <text:list-item>
          <text:p text:style-name="P47"><text:span text:style-name="T10">Konsens:  </text:span><text:span text:style-name="T11">in einer Verhandlung wird eine Lösung gefunden, die beide Interessen gleichermaßen befriedigt</text:span></text:p>
        </text:list-item>
        <text:list-item>
          <text:p text:style-name="P47"><text:span text:style-name="T10">Kompromiss: </text:span><text:span text:style-name="T11">in einer Verhandlung wird eine Lösung gefunden, in der beide gleichermaßen Opfer bringen</text:span></text:p>
        </text:list-item>
        <text:list-item>
          <text:p text:style-name="P47"><text:span text:style-name="T10">Delegation: </text:span><text:span text:style-name="T11">die Entscheidung/Lösung wird einem Dritten übertragen: </text:span><text:span text:style-name="T10">freiwillig: </text:span><text:span text:style-name="T11">einem Schiedsrichter; </text:span><text:span text:style-name="T10">erzwungenermaßen: </text:span><text:span text:style-name="T11">einem staatlichen Gericht</text:span></text:p>
        </text:list-item>
        <text:list-item>
          <text:p text:style-name="P47"><text:span text:style-name="T10">Unterwerfung: </text:span><text:span text:style-name="T11">die schwächere Seite gibt nach</text:span></text:p>
        </text:list-item>
        <text:list-item>
          <text:p text:style-name="P47"><text:span text:style-name="T10">Vernichtung: </text:span><text:span text:style-name="T11">sie stärkere Seite setzt sich durch</text:span></text:p>
        </text:list-item>
        <text:list-item>
          <text:p text:style-name="P47"><text:span text:style-name="T10">Flucht: </text:span><text:span text:style-name="T11">die schwächere Seite entzieht sich</text:span></text:p>
        </text:list-item>
      </text:list>
      <text:p text:style-name="P48"><text:bookmark-start text:name="_Toc416981916"/>Was ist wichtig und sollte bei der Suche nach einer Konfliktlösung beachtet werden?<text:bookmark-end text:name="_Toc416981916"/></text:p>
      <text:p text:style-name="P6">Nur ein Streit ohne Sieger ist ein gewonnener Streit.<text:line-break/></text:p>
      <text:p text:style-name="P5">Was man tun sollte:</text:p>
      <text:list xml:id="list6444460285682149719" text:style-name="WWNum16">
        <text:list-item>
          <text:p text:style-name="P35">Erregung kontrollieren </text:p>
          <text:list>
            <text:list-item>
              <text:p text:style-name="P35">Der andere kann kritisiert werden, es ist ihm aber als Person Respekt und Achtung zuzusichern. Auf der Sachebene bleiben. </text:p>
            </text:list-item>
          </text:list>
        </text:list-item>
        <text:list-item>
          <text:p text:style-name="P35">Vertrauen herstellen </text:p>
          <text:list>
            <text:list-item>
              <text:p text:style-name="P34"><text:soft-page-break/><text:span text:style-name="T8">Man soll sich selbst offenbaren, Gefühle </text:span><text:bookmark text:name="_GoBack"/><text:span text:style-name="T8">zeigen und somit den anderen schonen</text:span></text:p>
            </text:list-item>
          </text:list>
        </text:list-item>
        <text:list-item>
          <text:p text:style-name="P35">Offen Kommunizieren, dabei zu beachten: </text:p>
          <text:list>
            <text:list-item>
              <text:p text:style-name="P35">Situation </text:p>
              <text:list>
                <text:list-item>
                  <text:p text:style-name="P35">Ist der Ort günstig? Steht genügend Zeit zur Verfügung? Will ich mir die Zeit nehmen? Soll eine dritte Partei hinzugezogen werden?<text:line-break/></text:p>
                </text:list-item>
              </text:list>
            </text:list-item>
            <text:list-item>
              <text:p text:style-name="P35">Wahrnehmung </text:p>
              <text:list>
                <text:list-item>
                  <text:p text:style-name="P35">keine diffusen Vermutungen äußern, sondern beobachtbare Ereignisse und nachprüfbare Fakten in die Argumentation einbauen </text:p>
                </text:list-item>
              </text:list>
            </text:list-item>
            <text:list-item>
              <text:p text:style-name="P35">Gefühle </text:p>
              <text:list>
                <text:list-item>
                  <text:p text:style-name="P35">eigene Gefühle ansprechen </text:p>
                </text:list-item>
              </text:list>
            </text:list-item>
            <text:list-item>
              <text:p text:style-name="P35">Einstellungen </text:p>
              <text:list>
                <text:list-item>
                  <text:p text:style-name="P35">Vorteile eines kooperativen, Nachteile eines konkurrierenden Konfliktaustrags besprechen, an die Selbstachtung der anderen Partei appellieren </text:p>
                </text:list-item>
              </text:list>
            </text:list-item>
          </text:list>
        </text:list-item>
      </text:list>
      <text:p text:style-name="P17">Die zwölf "Zutaten" der Konfliktlösung </text:p>
      <text:list xml:id="list3338760794175914053" text:style-name="WWNum17">
        <text:list-item>
          <text:p text:style-name="P36">Gegenseitige Achtung </text:p>
        </text:list-item>
        <text:list-item>
          <text:p text:style-name="P36">Suchen Sie nach einem gemeinsamen Nenner Bedürfnisse, Wünsche und Sorgen festhalten</text:p>
        </text:list-item>
        <text:list-item>
          <text:p text:style-name="P36">Das Problem oder die Streitfrage neu formulieren </text:p>
        </text:list-item>
        <text:list-item>
          <text:p text:style-name="P36">Ein annehmbares Ergebnis für alle finden </text:p>
        </text:list-item>
        <text:list-item>
          <text:p text:style-name="P36">Halten Sie Alternativen bereit und bleiben Sie flexibel </text:p>
        </text:list-item>
        <text:list-item>
          <text:p text:style-name="P36">Bleiben Sie offen für neue Ideen </text:p>
        </text:list-item>
        <text:list-item>
          <text:p text:style-name="P36">Seien Sie positiv </text:p>
        </text:list-item>
        <text:list-item>
          <text:p text:style-name="P36">Gemeinsam das Problem lösen </text:p>
        </text:list-item>
        <text:list-item>
          <text:p text:style-name="P36">Streichen Sie das Wort "aber" aus Ihrem Wortschatz </text:p>
        </text:list-item>
        <text:list-item>
          <text:p text:style-name="P36">Wenn Ihre Vorgehensweise nicht funktioniert, dann verändern Sie etwas </text:p>
        </text:list-item>
        <text:list-item>
          <text:p text:style-name="P37"><text:span text:style-name="T8">Tief einatmen</text:span> <text:line-break/></text:p>
        </text:list-item>
      </text:list>
      <text:p text:style-name="P6"/>
      <text:p text:style-name="P5"/>
      <text:list xml:id="list153346570048807" text:continue-list="list153347192612860" text:style-name="WWNum3">
        <text:list-item>
          <text:p text:style-name="P31"><text:bookmark-start text:name="_Toc416981917"/>Quellen<text:bookmark-end text:name="_Toc416981917"/></text:p>
        </text:list-item>
      </text:list>
      <text:list xml:id="list153347402077568" text:continue-list="list7040519038030517745" text:style-name="WWNum10">
        <text:list-item>
          <text:p text:style-name="P43"><text:a xlink:type="simple" xlink:href="http://homepage.univie.ac.at/silvia.michal-misak/konflikte.htm" text:style-name="Internet_20_link" text:visited-style-name="Visited_20_Internet_20_Link"><text:span text:style-name="T8">http://homepage.univie.ac.at/silvia.michal-misak/konflikte.htm</text:span></text:a></text:p>
        </text:list-item>
        <text:list-item>
          <text:p text:style-name="P43"><text:a xlink:type="simple" xlink:href="http://www.support-to-success.at/pdf/Konflikte%20und%20Konfliktkosten%20in%20Unternehmen.pdf" text:style-name="Internet_20_link" text:visited-style-name="Visited_20_Internet_20_Link"><text:span text:style-name="T8">http://www.support-to-success.at/pdf/Konflikte%20und%20Konfliktkosten%20in%20Unternehmen.pdf</text:span></text:a><text:span text:style-name="T13"> </text:span></text:p>
        </text:list-item>
        <text:list-item>
          <text:p text:style-name="P43"><text:a xlink:type="simple" xlink:href="http://www.act4ward.at/doks/Arbeit_zum_Thema_Mediation.pdf" text:style-name="Internet_20_link" text:visited-style-name="Visited_20_Internet_20_Link"><text:span text:style-name="T8">http://www.act4ward.at/doks/Arbeit_zum_Thema_Mediation.pdf</text:span></text:a><text:span text:style-name="T8"> <text:s/></text:span></text:p>
        </text:list-item>
        <text:list-item>
          <text:p text:style-name="P43"><text:a xlink:type="simple" xlink:href="http://www.ewi-psy.fu-berlin.de/einrichtungen/arbeitsbereiche/arbpsych/media/lehre/ws0708/12671/konflikte_18102007.pdf" text:style-name="Internet_20_link" text:visited-style-name="Visited_20_Internet_20_Link"><text:span text:style-name="T8">http://www.ewi-psy.fu-berlin.de/einrichtungen/arbeitsbereiche/arbpsych/media/lehre/ws0708/12671/konflikte_18102007.pdf</text:span></text:a><text:span text:style-name="T8"> <text:s/></text:span></text:p>
        </text:list-item>
        <text:list-item>
          <text:p text:style-name="P43"><text:a xlink:type="simple" xlink:href="http://de.wikipedia.org/wiki/Konflikt" text:style-name="Internet_20_link" text:visited-style-name="Visited_20_Internet_20_Link"><text:span text:style-name="T8">http://de.wikipedia.org/wiki/Konflikt</text:span></text:a><text:span text:style-name="T8"> <text:s/></text:span></text:p>
        </text:list-item>
        <text:list-item>
          <text:p text:style-name="P46">http://arbeitsblaetter.stangl-taller.at/KOMMUNIKATION/Konfliktloesung.shtml</text:p>
        </text:list-item>
      </text:list>
      <text:p text:style-name="P7"/>
      <text:p text:style-name="P7"><text:soft-page-break/></text:p>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Arial1"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Calibri2" svg:font-family="Calibri" style:font-pitch="variable"/>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APCF+Arial" svg:font-family="HEAPCF+Arial" style:font-family-generic="roman" style:font-pitch="variable"/>
    <style:font-face style:name="Segoe UI Black" svg:font-family="'Segoe UI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AT"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Calibri3" style:font-family-asian="Calibri" style:font-family-generic-asian="system" style:font-pitch-asian="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O_5f_1" style:display-name="BO_1" style:family="paragraph" style:parent-style-name="Standard" style:default-outline-level="">
      <style:text-properties fo:color="#2e74b5" style:font-name="Segoe UI Black" fo:font-family="'Segoe UI Black'" style:font-family-generic="roman" style:font-pitch="variable" fo:font-size="18pt" fo:font-style="italic" style:font-size-asian="18pt" style:font-style-asian="italic" style:font-name-complex="Arial2" style:font-family-complex="Arial" style:font-family-generic-complex="system" style:font-pitch-complex="variable" style:font-size-complex="12pt"/>
    </style:style>
    <style:style style:name="BO_5f_2" style:display-name="BO_2" style:family="paragraph" style:parent-style-name="BO_5f_1" style:default-outline-level="">
      <style:paragraph-properties fo:margin-left="0.4016in" fo:margin-right="0in" fo:margin-top="0.0835in" fo:margin-bottom="0.111in" loext:contextual-spacing="false" fo:text-indent="-0.4016in" style:auto-text-indent="false"/>
      <style:text-properties style:font-name="Arial Rounded MT Bold" fo:font-family="'Arial Rounded MT Bold'" style:font-family-generic="roman" style:font-pitch="variable" fo:font-size="16pt" style:text-underline-style="solid" style:text-underline-width="auto" style:text-underline-color="font-color" style:font-size-asian="16pt"/>
    </style:style>
    <style:style style:name="BO_5f_3" style:display-name="BO_3" style:family="paragraph" style:parent-style-name="BO_5f_2" style:default-outline-level="">
      <style:text-properties style:font-name="Times New Roman" fo:font-family="'Times New Roman'" style:font-family-generic="roman" style:font-pitch="variable" fo:font-size="14pt" fo:font-style="normal" style:text-underline-style="none" style:font-size-asian="14pt" style:font-style-asian="normal"/>
    </style:style>
    <style:style style:name="Text" style:family="paragraph" style:parent-style-name="Default" style:next-style-name="Default" style:default-outline-level="" style:class="extra">
      <style:text-properties fo:color="#00000a" style:font-name="HEAPCF+Arial" fo:font-family="HEAPCF+Arial" style:font-family-generic="roman" style:font-pitch="variable"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in" loext:contextual-spacing="false" fo:text-indent="0in"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in" loext:contextual-spacing="false"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in" loext:contextual-spacing="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in" loext:contextual-spacing="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in" loext:contextual-spacing="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in" loext:contextual-spacing="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in" loext:contextual-spacing="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in" loext:contextual-spacing="false" fo:text-indent="0in" style:auto-text-indent="false"/>
      <style:text-properties fo:font-size="9pt" style:font-size-asian="9pt"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Calibri3" style:font-family-asian="Calibri" style:font-family-generic-asian="system" style:font-pitch-asian="variable"/>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Calibri3" style:font-family-asian="Calibri" style:font-family-generic-asian="system" style:font-pitch-asian="variable" style:font-name-complex="Arial2" style:font-family-complex="Aria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fo:letter-spacing="0.0417in"/>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3</text:page-number></text:span><text:span text:style-name="MT1"> | </text:span><text:span text:style-name="MT2">Pag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ziale Konflikte in UNternehmen</dc:title>
    <meta:initial-creator>    Edim Zdralovic</meta:initial-creator>
    <dc:creator>Microsoft account</dc:creator>
    <meta:editing-cycles>137</meta:editing-cycles>
    <meta:creation-date>2015-04-15T08:07:00</meta:creation-date>
    <dc:date>2015-04-16T22:52:00</dc:date>
    <meta:editing-duration>P0D</meta:editing-duration>
    <meta:generator>LibreOffice/4.3.6.2$Linux_X86_64 LibreOffice_project/430m0$Build-2</meta:generator>
    <meta:document-statistic meta:table-count="2" meta:image-count="0" meta:object-count="0" meta:page-count="13" meta:paragraph-count="206" meta:word-count="2640" meta:character-count="21307" meta:non-whitespace-character-count="18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